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99ef" officeooo:paragraph-rsid="001899ef"/>
    </style:style>
    <style:style style:name="P2" style:family="paragraph" style:parent-style-name="Standard">
      <style:text-properties officeooo:rsid="001899ef" officeooo:paragraph-rsid="00191234"/>
    </style:style>
    <style:style style:name="P3" style:family="paragraph" style:parent-style-name="Standard">
      <style:text-properties officeooo:rsid="00191234" officeooo:paragraph-rsid="00191234"/>
    </style:style>
    <style:style style:name="P4" style:family="paragraph" style:parent-style-name="Standard">
      <style:text-properties fo:font-size="20pt" fo:font-style="italic" officeooo:rsid="00191234" officeooo:paragraph-rsid="00191234" style:font-size-asian="20pt" style:font-style-asian="italic" style:font-size-complex="20pt" style:font-style-complex="italic"/>
    </style:style>
    <style:style style:name="P5" style:family="paragraph" style:parent-style-name="Standard">
      <style:text-properties fo:font-size="20pt" fo:font-style="italic" officeooo:rsid="001a153c" officeooo:paragraph-rsid="001a153c" style:font-size-asian="20pt" style:font-style-asian="italic" style:font-size-complex="20pt" style:font-style-complex="italic"/>
    </style:style>
    <style:style style:name="P6" style:family="paragraph" style:parent-style-name="Standard">
      <style:text-properties officeooo:paragraph-rsid="001e11c7"/>
    </style:style>
    <style:style style:name="P7" style:family="paragraph" style:parent-style-name="Standard">
      <style:text-properties officeooo:rsid="001fc6d3" officeooo:paragraph-rsid="0020a2e2"/>
    </style:style>
    <style:style style:name="P8" style:family="paragraph" style:parent-style-name="Standard">
      <style:text-properties officeooo:paragraph-rsid="0020f904"/>
    </style:style>
    <style:style style:name="P9" style:family="paragraph" style:parent-style-name="Standard">
      <style:text-properties officeooo:paragraph-rsid="00217ce7"/>
    </style:style>
    <style:style style:name="P10" style:family="paragraph" style:parent-style-name="Standard">
      <style:text-properties officeooo:rsid="0027144c" officeooo:paragraph-rsid="0027144c"/>
    </style:style>
    <style:style style:name="P11" style:family="paragraph" style:parent-style-name="Standard">
      <style:text-properties officeooo:rsid="0028b7e1" officeooo:paragraph-rsid="0028b7e1"/>
    </style:style>
    <style:style style:name="P12" style:family="paragraph" style:parent-style-name="Standard">
      <style:text-properties officeooo:rsid="0028b7e1" officeooo:paragraph-rsid="002cc877"/>
    </style:style>
    <style:style style:name="P13" style:family="paragraph" style:parent-style-name="Standard">
      <style:text-properties officeooo:rsid="002cc877" officeooo:paragraph-rsid="002cc877"/>
    </style:style>
    <style:style style:name="P14" style:family="paragraph" style:parent-style-name="Standard">
      <style:text-properties officeooo:rsid="002cd159" officeooo:paragraph-rsid="002cd159"/>
    </style:style>
    <style:style style:name="P15" style:family="paragraph" style:parent-style-name="Standard">
      <style:text-properties officeooo:rsid="0031b3f0" officeooo:paragraph-rsid="0031b3f0"/>
    </style:style>
    <style:style style:name="P16" style:family="paragraph" style:parent-style-name="Standard">
      <style:text-properties officeooo:paragraph-rsid="0031f303"/>
    </style:style>
    <style:style style:name="P17" style:family="paragraph" style:parent-style-name="Standard">
      <style:text-properties officeooo:paragraph-rsid="00321680"/>
    </style:style>
    <style:style style:name="P18" style:family="paragraph" style:parent-style-name="Standard">
      <style:text-properties officeooo:paragraph-rsid="0033865d"/>
    </style:style>
    <style:style style:name="P19" style:family="paragraph" style:parent-style-name="Standard">
      <style:text-properties officeooo:rsid="0033865d" officeooo:paragraph-rsid="0033865d"/>
    </style:style>
    <style:style style:name="P20" style:family="paragraph" style:parent-style-name="Standard">
      <style:text-properties officeooo:rsid="001899ef"/>
    </style:style>
    <style:style style:name="P21" style:family="paragraph" style:parent-style-name="Standard">
      <style:text-properties officeooo:rsid="001899ef" officeooo:paragraph-rsid="00191234"/>
    </style:style>
    <style:style style:name="P22" style:family="paragraph" style:parent-style-name="Standard">
      <style:text-properties officeooo:rsid="001899ef" officeooo:paragraph-rsid="00443792"/>
    </style:style>
    <style:style style:name="P23" style:family="paragraph" style:parent-style-name="Standard">
      <style:text-properties officeooo:rsid="001899ef" officeooo:paragraph-rsid="001899ef"/>
    </style:style>
    <style:style style:name="P24" style:family="paragraph" style:parent-style-name="Standard">
      <style:text-properties officeooo:rsid="001899ef" officeooo:paragraph-rsid="00470da7"/>
    </style:style>
    <style:style style:name="P25" style:family="paragraph" style:parent-style-name="Standard">
      <style:text-properties officeooo:rsid="001899ef" officeooo:paragraph-rsid="005443c1"/>
    </style:style>
    <style:style style:name="P26" style:family="paragraph" style:parent-style-name="Standard">
      <style:text-properties officeooo:rsid="001899ef" officeooo:paragraph-rsid="0055ba2c"/>
    </style:style>
    <style:style style:name="P27" style:family="paragraph" style:parent-style-name="Standard">
      <style:text-properties officeooo:rsid="001899ef" officeooo:paragraph-rsid="0059de98"/>
    </style:style>
    <style:style style:name="P28" style:family="paragraph" style:parent-style-name="Standard">
      <style:text-properties officeooo:rsid="001899ef" officeooo:paragraph-rsid="00659060"/>
    </style:style>
    <style:style style:name="P29" style:family="paragraph" style:parent-style-name="Standard">
      <style:text-properties officeooo:rsid="001899ef" officeooo:paragraph-rsid="0077322e"/>
    </style:style>
    <style:style style:name="P30" style:family="paragraph" style:parent-style-name="Standard">
      <style:text-properties officeooo:rsid="001899ef" officeooo:paragraph-rsid="007ad58a"/>
    </style:style>
    <style:style style:name="P31" style:family="paragraph" style:parent-style-name="Standard">
      <style:text-properties officeooo:rsid="001899ef" officeooo:paragraph-rsid="007f3e32"/>
    </style:style>
    <style:style style:name="P32" style:family="paragraph" style:parent-style-name="Standard">
      <style:text-properties officeooo:rsid="001899ef" officeooo:paragraph-rsid="008094d3"/>
    </style:style>
    <style:style style:name="P33" style:family="paragraph" style:parent-style-name="Standard">
      <style:text-properties officeooo:rsid="001899ef" officeooo:paragraph-rsid="00826a5b"/>
    </style:style>
    <style:style style:name="P34" style:family="paragraph" style:parent-style-name="Standard">
      <style:text-properties officeooo:rsid="001899ef" officeooo:paragraph-rsid="0086106f"/>
    </style:style>
    <style:style style:name="P35" style:family="paragraph" style:parent-style-name="Standard">
      <style:text-properties officeooo:rsid="001899ef" officeooo:paragraph-rsid="008b0f54"/>
    </style:style>
    <style:style style:name="P36" style:family="paragraph" style:parent-style-name="Standard">
      <style:text-properties officeooo:rsid="001899ef" officeooo:paragraph-rsid="009458c9"/>
    </style:style>
    <style:style style:name="P37" style:family="paragraph" style:parent-style-name="Standard">
      <style:text-properties officeooo:rsid="001899ef" officeooo:paragraph-rsid="00959650"/>
    </style:style>
    <style:style style:name="P38" style:family="paragraph" style:parent-style-name="Standard">
      <style:text-properties officeooo:rsid="0031f303" officeooo:paragraph-rsid="0033865d"/>
    </style:style>
    <style:style style:name="P39" style:family="paragraph" style:parent-style-name="Standard">
      <style:text-properties officeooo:rsid="0020f904" officeooo:paragraph-rsid="006d31f1"/>
    </style:style>
    <style:style style:name="P40" style:family="paragraph" style:parent-style-name="Standard">
      <style:text-properties officeooo:rsid="001ad27a" officeooo:paragraph-rsid="00217ce7"/>
    </style:style>
    <style:style style:name="P41" style:family="paragraph" style:parent-style-name="Standard">
      <style:text-properties officeooo:rsid="002cc877" officeooo:paragraph-rsid="002cc877"/>
    </style:style>
    <style:style style:name="P42" style:family="paragraph" style:parent-style-name="Standard">
      <style:text-properties officeooo:rsid="0033865d" officeooo:paragraph-rsid="003cacab"/>
    </style:style>
    <style:style style:name="P43" style:family="paragraph" style:parent-style-name="Standard">
      <style:text-properties officeooo:rsid="0033865d" officeooo:paragraph-rsid="00191234"/>
    </style:style>
    <style:style style:name="P44" style:family="paragraph" style:parent-style-name="Standard">
      <style:text-properties officeooo:rsid="0033865d" officeooo:paragraph-rsid="003ddb65"/>
    </style:style>
    <style:style style:name="P45" style:family="paragraph" style:parent-style-name="Standard">
      <style:text-properties officeooo:rsid="0033865d" officeooo:paragraph-rsid="00443792"/>
    </style:style>
    <style:style style:name="P46" style:family="paragraph" style:parent-style-name="Standard">
      <style:text-properties officeooo:rsid="0033865d" officeooo:paragraph-rsid="005092e5"/>
    </style:style>
    <style:style style:name="P47" style:family="paragraph" style:parent-style-name="Standard">
      <style:text-properties officeooo:rsid="0033865d" officeooo:paragraph-rsid="008f49c6"/>
    </style:style>
    <style:style style:name="P48" style:family="paragraph" style:parent-style-name="Standard">
      <style:text-properties officeooo:rsid="001fc6d3" officeooo:paragraph-rsid="003afb2f"/>
    </style:style>
    <style:style style:name="P49" style:family="paragraph" style:parent-style-name="Standard">
      <style:text-properties officeooo:rsid="001fc6d3" officeooo:paragraph-rsid="003c643c"/>
    </style:style>
    <style:style style:name="P50" style:family="paragraph" style:parent-style-name="Standard">
      <style:text-properties officeooo:rsid="001fc6d3" officeooo:paragraph-rsid="003cacab"/>
    </style:style>
    <style:style style:name="P51" style:family="paragraph" style:parent-style-name="Standard">
      <style:text-properties officeooo:rsid="001fc6d3" officeooo:paragraph-rsid="00401cf4"/>
    </style:style>
    <style:style style:name="P52" style:family="paragraph" style:parent-style-name="Standard">
      <style:text-properties officeooo:rsid="001fc6d3" officeooo:paragraph-rsid="00470da7"/>
    </style:style>
    <style:style style:name="P53" style:family="paragraph" style:parent-style-name="Standard">
      <style:text-properties officeooo:rsid="0031b3f0" officeooo:paragraph-rsid="0031b3f0"/>
    </style:style>
    <style:style style:name="P54" style:family="paragraph" style:parent-style-name="Standard">
      <style:text-properties officeooo:rsid="003ddb65" officeooo:paragraph-rsid="003ddb65"/>
    </style:style>
    <style:style style:name="P55" style:family="paragraph" style:parent-style-name="Standard">
      <style:text-properties officeooo:rsid="00409c0a" officeooo:paragraph-rsid="00409c0a"/>
    </style:style>
    <style:style style:name="P56" style:family="paragraph" style:parent-style-name="Standard">
      <style:text-properties officeooo:paragraph-rsid="00443792"/>
    </style:style>
    <style:style style:name="P57" style:family="paragraph" style:parent-style-name="Standard">
      <style:text-properties officeooo:paragraph-rsid="00468292"/>
    </style:style>
    <style:style style:name="P58" style:family="paragraph" style:parent-style-name="Standard">
      <style:text-properties officeooo:paragraph-rsid="00470da7"/>
    </style:style>
    <style:style style:name="P59" style:family="paragraph" style:parent-style-name="Standard">
      <style:text-properties officeooo:paragraph-rsid="004d800e"/>
    </style:style>
    <style:style style:name="P60" style:family="paragraph" style:parent-style-name="Standard">
      <style:text-properties officeooo:paragraph-rsid="0020a2e2"/>
    </style:style>
    <style:style style:name="P61" style:family="paragraph" style:parent-style-name="Standard">
      <style:text-properties officeooo:paragraph-rsid="005092e5"/>
    </style:style>
    <style:style style:name="P62" style:family="paragraph" style:parent-style-name="Standard">
      <style:text-properties officeooo:rsid="0028b7e1" officeooo:paragraph-rsid="0028b7e1"/>
    </style:style>
    <style:style style:name="P63" style:family="paragraph" style:parent-style-name="Standard">
      <style:text-properties officeooo:rsid="00512493" officeooo:paragraph-rsid="00512493"/>
    </style:style>
    <style:style style:name="P64" style:family="paragraph" style:parent-style-name="Standard">
      <style:text-properties officeooo:rsid="0053972d" officeooo:paragraph-rsid="0053972d"/>
    </style:style>
    <style:style style:name="P65" style:family="paragraph" style:parent-style-name="Standard">
      <style:text-properties officeooo:rsid="0055ba2c" officeooo:paragraph-rsid="0055ba2c"/>
    </style:style>
    <style:style style:name="P66" style:family="paragraph" style:parent-style-name="Standard">
      <style:text-properties officeooo:rsid="0055ba2c" officeooo:paragraph-rsid="005782b9"/>
    </style:style>
    <style:style style:name="P67" style:family="paragraph" style:parent-style-name="Standard">
      <style:text-properties officeooo:rsid="0055ba2c" officeooo:paragraph-rsid="00585668"/>
    </style:style>
    <style:style style:name="P68" style:family="paragraph" style:parent-style-name="Standard">
      <style:text-properties officeooo:rsid="0055ba2c" officeooo:paragraph-rsid="0068ff0a"/>
    </style:style>
    <style:style style:name="P69" style:family="paragraph" style:parent-style-name="Standard">
      <style:text-properties officeooo:rsid="0055ba2c" officeooo:paragraph-rsid="00690de0"/>
    </style:style>
    <style:style style:name="P70" style:family="paragraph" style:parent-style-name="Standard">
      <style:text-properties officeooo:rsid="00585668" officeooo:paragraph-rsid="00585668"/>
    </style:style>
    <style:style style:name="P71" style:family="paragraph" style:parent-style-name="Standard">
      <style:text-properties officeooo:rsid="00585668" officeooo:paragraph-rsid="00588f6b"/>
    </style:style>
    <style:style style:name="P72" style:family="paragraph" style:parent-style-name="Standard">
      <style:text-properties officeooo:rsid="00588f6b" officeooo:paragraph-rsid="00593dea"/>
    </style:style>
    <style:style style:name="P73" style:family="paragraph" style:parent-style-name="Standard">
      <style:text-properties officeooo:rsid="0059de98" officeooo:paragraph-rsid="0059de98"/>
    </style:style>
    <style:style style:name="P74" style:family="paragraph" style:parent-style-name="Standard">
      <style:text-properties officeooo:rsid="005c2eb0" officeooo:paragraph-rsid="0062d9b6"/>
    </style:style>
    <style:style style:name="P75" style:family="paragraph" style:parent-style-name="Standard">
      <style:text-properties officeooo:rsid="005c2eb0" officeooo:paragraph-rsid="008d1fcb"/>
    </style:style>
    <style:style style:name="P76" style:family="paragraph" style:parent-style-name="Standard">
      <style:text-properties officeooo:rsid="005c2eb0" officeooo:paragraph-rsid="008e59e4"/>
    </style:style>
    <style:style style:name="P77" style:family="paragraph" style:parent-style-name="Standard">
      <style:text-properties officeooo:rsid="005fcaa3" officeooo:paragraph-rsid="005fcaa3"/>
    </style:style>
    <style:style style:name="P78" style:family="paragraph" style:parent-style-name="Standard">
      <style:text-properties officeooo:rsid="005fcaa3" officeooo:paragraph-rsid="008b0f54"/>
    </style:style>
    <style:style style:name="P79" style:family="paragraph" style:parent-style-name="Standard">
      <style:text-properties officeooo:rsid="0067ae5c" officeooo:paragraph-rsid="0067ae5c"/>
    </style:style>
    <style:style style:name="P80" style:family="paragraph" style:parent-style-name="Standard">
      <style:text-properties officeooo:rsid="0067ae5c" officeooo:paragraph-rsid="0068ff0a"/>
    </style:style>
    <style:style style:name="P81" style:family="paragraph" style:parent-style-name="Standard">
      <style:text-properties officeooo:rsid="0067ae5c" officeooo:paragraph-rsid="007470b0"/>
    </style:style>
    <style:style style:name="P82" style:family="paragraph" style:parent-style-name="Standard">
      <style:text-properties officeooo:rsid="00689cfc" officeooo:paragraph-rsid="00689cfc"/>
    </style:style>
    <style:style style:name="P83" style:family="paragraph" style:parent-style-name="Standard">
      <style:text-properties officeooo:rsid="00689cfc" officeooo:paragraph-rsid="00759b8e"/>
    </style:style>
    <style:style style:name="P84" style:family="paragraph" style:parent-style-name="Standard">
      <style:text-properties style:font-name="Times New Roman" officeooo:rsid="0067ae5c" officeooo:paragraph-rsid="00689cfc"/>
    </style:style>
    <style:style style:name="P85" style:family="paragraph" style:parent-style-name="Standard">
      <style:text-properties style:font-name="Times New Roman" officeooo:rsid="00759b8e" officeooo:paragraph-rsid="00759b8e"/>
    </style:style>
    <style:style style:name="P86" style:family="paragraph" style:parent-style-name="Standard">
      <style:text-properties officeooo:rsid="00690de0" officeooo:paragraph-rsid="00690de0"/>
    </style:style>
    <style:style style:name="P87" style:family="paragraph" style:parent-style-name="Standard">
      <style:text-properties officeooo:rsid="00690de0" officeooo:paragraph-rsid="0074548c"/>
    </style:style>
    <style:style style:name="P88" style:family="paragraph" style:parent-style-name="Standard">
      <style:text-properties officeooo:rsid="006c19da" officeooo:paragraph-rsid="006c19da"/>
    </style:style>
    <style:style style:name="P89" style:family="paragraph" style:parent-style-name="Standard">
      <style:text-properties officeooo:rsid="006c19da" officeooo:paragraph-rsid="006d2b6f"/>
    </style:style>
    <style:style style:name="P90" style:family="paragraph" style:parent-style-name="Standard">
      <style:text-properties officeooo:rsid="006c19da" officeooo:paragraph-rsid="0076c1a1"/>
    </style:style>
    <style:style style:name="P91" style:family="paragraph" style:parent-style-name="Standard">
      <style:text-properties officeooo:paragraph-rsid="006d31f1"/>
    </style:style>
    <style:style style:name="P92" style:family="paragraph" style:parent-style-name="Standard">
      <style:text-properties officeooo:rsid="00759b8e" officeooo:paragraph-rsid="0076c1a1"/>
    </style:style>
    <style:style style:name="P93" style:family="paragraph" style:parent-style-name="Standard">
      <style:text-properties officeooo:rsid="0076c1a1" officeooo:paragraph-rsid="0076c1a1"/>
    </style:style>
    <style:style style:name="P94" style:family="paragraph" style:parent-style-name="Standard">
      <style:text-properties officeooo:rsid="0077322e" officeooo:paragraph-rsid="0077322e"/>
    </style:style>
    <style:style style:name="P95" style:family="paragraph" style:parent-style-name="Standard">
      <style:text-properties officeooo:rsid="007f3e32" officeooo:paragraph-rsid="007f3e32"/>
    </style:style>
    <style:style style:name="P96" style:family="paragraph" style:parent-style-name="Standard">
      <style:text-properties officeooo:rsid="0086106f" officeooo:paragraph-rsid="0086106f"/>
    </style:style>
    <style:style style:name="P97" style:family="paragraph" style:parent-style-name="Standard">
      <style:text-properties officeooo:rsid="00873ecd" officeooo:paragraph-rsid="00873ecd"/>
    </style:style>
    <style:style style:name="P98" style:family="paragraph" style:parent-style-name="Standard">
      <style:text-properties officeooo:paragraph-rsid="008e59e4"/>
    </style:style>
    <style:style style:name="P99" style:family="paragraph" style:parent-style-name="Standard">
      <style:text-properties officeooo:paragraph-rsid="008f49c6"/>
    </style:style>
    <style:style style:name="P100" style:family="paragraph" style:parent-style-name="Standard">
      <style:text-properties officeooo:rsid="008f49c6" officeooo:paragraph-rsid="008f49c6"/>
    </style:style>
    <style:style style:name="P101" style:family="paragraph" style:parent-style-name="Standard">
      <style:text-properties officeooo:rsid="008f49c6" officeooo:paragraph-rsid="008e59e4"/>
    </style:style>
    <style:style style:name="P102" style:family="paragraph" style:parent-style-name="Standard">
      <style:text-properties officeooo:rsid="009109b8" officeooo:paragraph-rsid="009109b8"/>
    </style:style>
    <style:style style:name="P103" style:family="paragraph" style:parent-style-name="Standard">
      <style:text-properties officeooo:rsid="009109b8" officeooo:paragraph-rsid="0092efe5"/>
    </style:style>
    <style:style style:name="P104" style:family="paragraph" style:parent-style-name="Standard">
      <style:text-properties officeooo:rsid="0092efe5" officeooo:paragraph-rsid="009458c9"/>
    </style:style>
    <style:style style:name="P105" style:family="paragraph" style:parent-style-name="Standard">
      <style:text-properties officeooo:rsid="0092efe5" officeooo:paragraph-rsid="00959650"/>
    </style:style>
    <style:style style:name="P106" style:family="paragraph" style:parent-style-name="acode">
      <style:text-properties officeooo:paragraph-rsid="005092e5"/>
    </style:style>
    <style:style style:name="P107" style:family="paragraph" style:parent-style-name="acode">
      <style:text-properties officeooo:paragraph-rsid="0077322e"/>
    </style:style>
    <style:style style:name="P108" style:family="paragraph" style:parent-style-name="acode">
      <style:text-properties officeooo:paragraph-rsid="008094d3"/>
    </style:style>
    <style:style style:name="P109" style:family="paragraph" style:parent-style-name="acode">
      <style:text-properties officeooo:paragraph-rsid="00873ecd"/>
    </style:style>
    <style:style style:name="P110" style:family="paragraph" style:parent-style-name="acode">
      <style:text-properties officeooo:paragraph-rsid="009109b8"/>
    </style:style>
    <style:style style:name="P111" style:family="paragraph" style:parent-style-name="acode">
      <style:text-properties officeooo:paragraph-rsid="009458c9"/>
    </style:style>
    <style:style style:name="P112" style:family="paragraph" style:parent-style-name="acode">
      <style:text-properties officeooo:paragraph-rsid="00959650"/>
    </style:style>
    <style:style style:name="P113" style:family="paragraph" style:parent-style-name="Heading_20_1">
      <style:text-properties officeooo:rsid="0039b88d" officeooo:paragraph-rsid="0039b88d"/>
    </style:style>
    <style:style style:name="P114" style:family="paragraph" style:parent-style-name="Heading_20_1">
      <style:text-properties officeooo:rsid="0033865d" officeooo:paragraph-rsid="003ddb65"/>
    </style:style>
    <style:style style:name="P115" style:family="paragraph" style:parent-style-name="Heading_20_2">
      <style:text-properties officeooo:paragraph-rsid="003afb2f"/>
    </style:style>
    <style:style style:name="P116" style:family="paragraph" style:parent-style-name="Heading_20_2">
      <style:text-properties officeooo:paragraph-rsid="003c643c"/>
    </style:style>
    <style:style style:name="P117" style:family="paragraph" style:parent-style-name="Heading_20_2">
      <style:text-properties officeooo:paragraph-rsid="003cacab"/>
    </style:style>
    <style:style style:name="P118" style:family="paragraph" style:parent-style-name="Heading_20_2">
      <style:text-properties officeooo:paragraph-rsid="00401cf4"/>
    </style:style>
    <style:style style:name="P119" style:family="paragraph" style:parent-style-name="Heading_20_2">
      <style:text-properties officeooo:rsid="00401cf4" officeooo:paragraph-rsid="00401cf4"/>
    </style:style>
    <style:style style:name="P120" style:family="paragraph" style:parent-style-name="Heading_20_2">
      <style:text-properties officeooo:paragraph-rsid="004d800e"/>
    </style:style>
    <style:style style:name="P121" style:family="paragraph" style:parent-style-name="Heading_20_2">
      <style:text-properties officeooo:paragraph-rsid="005092e5"/>
    </style:style>
    <style:style style:name="P122" style:family="paragraph" style:parent-style-name="Heading_20_3">
      <style:text-properties officeooo:paragraph-rsid="008f49c6"/>
    </style:style>
    <style:style style:name="P123" style:family="paragraph" style:parent-style-name="Contents_20_1">
      <style:paragraph-properties>
        <style:tab-stops>
          <style:tab-stop style:position="6.9252in" style:type="right" style:leader-style="dotted" style:leader-text="."/>
        </style:tab-stops>
      </style:paragraph-properties>
    </style:style>
    <style:style style:name="P124"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1aad4c"/>
    </style:style>
    <style:style style:name="T2" style:family="text">
      <style:text-properties officeooo:rsid="0020f904"/>
    </style:style>
    <style:style style:name="T3" style:family="text">
      <style:text-properties officeooo:rsid="0022cc22"/>
    </style:style>
    <style:style style:name="T4" style:family="text">
      <style:text-properties officeooo:rsid="0024a768"/>
    </style:style>
    <style:style style:name="T5" style:family="text">
      <style:text-properties officeooo:rsid="002b28b3"/>
    </style:style>
    <style:style style:name="T6" style:family="text">
      <style:text-properties officeooo:rsid="002c496b"/>
    </style:style>
    <style:style style:name="T7" style:family="text">
      <style:text-properties officeooo:rsid="002cc877"/>
    </style:style>
    <style:style style:name="T8" style:family="text">
      <style:text-properties officeooo:rsid="002cd159"/>
    </style:style>
    <style:style style:name="T9" style:family="text">
      <style:text-properties officeooo:rsid="002e2f53"/>
    </style:style>
    <style:style style:name="T10" style:family="text">
      <style:text-properties officeooo:rsid="0033cc85"/>
    </style:style>
    <style:style style:name="T11" style:family="text">
      <style:text-properties officeooo:rsid="00366964"/>
    </style:style>
    <style:style style:name="T12" style:family="text">
      <style:text-properties officeooo:rsid="0038e5f9"/>
    </style:style>
    <style:style style:name="T13" style:family="text">
      <style:text-properties officeooo:rsid="0039b88d"/>
    </style:style>
    <style:style style:name="T14" style:family="text">
      <style:text-properties officeooo:rsid="003afb2f"/>
    </style:style>
    <style:style style:name="T15" style:family="text">
      <style:text-properties officeooo:rsid="003c643c"/>
    </style:style>
    <style:style style:name="T16" style:family="text">
      <style:text-properties officeooo:rsid="003cacab"/>
    </style:style>
    <style:style style:name="T17" style:family="text">
      <style:text-properties officeooo:rsid="003ddb65"/>
    </style:style>
    <style:style style:name="T18" style:family="text">
      <style:text-properties officeooo:rsid="00401cf4"/>
    </style:style>
    <style:style style:name="T19" style:family="text">
      <style:text-properties officeooo:rsid="001fc6d3"/>
    </style:style>
    <style:style style:name="T20" style:family="text">
      <style:text-properties officeooo:rsid="004172e2"/>
    </style:style>
    <style:style style:name="T21" style:family="text">
      <style:text-properties officeooo:rsid="00443792"/>
    </style:style>
    <style:style style:name="T22" style:family="text">
      <style:text-properties officeooo:rsid="0047489e"/>
    </style:style>
    <style:style style:name="T23" style:family="text">
      <style:text-properties officeooo:rsid="004912a2"/>
    </style:style>
    <style:style style:name="T24" style:family="text">
      <style:text-properties officeooo:rsid="004bac82"/>
    </style:style>
    <style:style style:name="T25" style:family="text">
      <style:text-properties officeooo:rsid="004d800e"/>
    </style:style>
    <style:style style:name="T26" style:family="text">
      <style:text-properties officeooo:rsid="00191234"/>
    </style:style>
    <style:style style:name="T27" style:family="text">
      <style:text-properties officeooo:rsid="005191d4"/>
    </style:style>
    <style:style style:name="T28" style:family="text">
      <style:text-properties officeooo:rsid="0051928e"/>
    </style:style>
    <style:style style:name="T29" style:family="text">
      <style:text-properties style:font-name="Courier 10 Pitch"/>
    </style:style>
    <style:style style:name="T30" style:family="text">
      <style:text-properties style:font-name="Courier 10 Pitch" officeooo:rsid="0047489e"/>
    </style:style>
    <style:style style:name="T31" style:family="text">
      <style:text-properties style:font-name="Courier 10 Pitch" officeooo:rsid="005443c1"/>
    </style:style>
    <style:style style:name="T32" style:family="text">
      <style:text-properties style:font-name="Courier 10 Pitch" officeooo:rsid="0055ba2c"/>
    </style:style>
    <style:style style:name="T33" style:family="text">
      <style:text-properties style:font-name="Courier 10 Pitch" officeooo:rsid="00572595"/>
    </style:style>
    <style:style style:name="T34" style:family="text">
      <style:text-properties style:font-name="Courier 10 Pitch" officeooo:rsid="005782b9"/>
    </style:style>
    <style:style style:name="T35" style:family="text">
      <style:text-properties style:font-name="Courier 10 Pitch" officeooo:rsid="00588f6b"/>
    </style:style>
    <style:style style:name="T36" style:family="text">
      <style:text-properties style:font-name="Courier 10 Pitch" fo:font-style="italic" style:font-style-asian="italic" style:font-style-complex="italic"/>
    </style:style>
    <style:style style:name="T37" style:family="text">
      <style:text-properties style:font-name="Courier 10 Pitch" fo:font-style="italic" officeooo:rsid="0086106f" style:font-style-asian="italic" style:font-style-complex="italic"/>
    </style:style>
    <style:style style:name="T38" style:family="text">
      <style:text-properties style:font-name="Courier 10 Pitch" officeooo:rsid="005c2eb0"/>
    </style:style>
    <style:style style:name="T39" style:family="text">
      <style:text-properties style:font-name="Courier 10 Pitch" officeooo:rsid="005ec9b7"/>
    </style:style>
    <style:style style:name="T40" style:family="text">
      <style:text-properties style:font-name="Courier 10 Pitch" officeooo:rsid="001899ef"/>
    </style:style>
    <style:style style:name="T41" style:family="text">
      <style:text-properties style:font-name="Courier 10 Pitch" officeooo:rsid="0060a751"/>
    </style:style>
    <style:style style:name="T42" style:family="text">
      <style:text-properties style:font-name="Courier 10 Pitch" officeooo:rsid="0061cbea"/>
    </style:style>
    <style:style style:name="T43" style:family="text">
      <style:text-properties style:font-name="Courier 10 Pitch" officeooo:rsid="00673c23"/>
    </style:style>
    <style:style style:name="T44" style:family="text">
      <style:text-properties style:font-name="Courier 10 Pitch" officeooo:rsid="00690de0"/>
    </style:style>
    <style:style style:name="T45" style:family="text">
      <style:text-properties style:font-name="Courier 10 Pitch" officeooo:rsid="006d2b6f"/>
    </style:style>
    <style:style style:name="T46" style:family="text">
      <style:text-properties style:font-name="Courier 10 Pitch" officeooo:rsid="007470b0"/>
    </style:style>
    <style:style style:name="T47" style:family="text">
      <style:text-properties style:font-name="Courier 10 Pitch" officeooo:rsid="00759b8e"/>
    </style:style>
    <style:style style:name="T48" style:family="text">
      <style:text-properties style:font-name="Courier 10 Pitch" officeooo:rsid="0076c1a1"/>
    </style:style>
    <style:style style:name="T49" style:family="text">
      <style:text-properties style:font-name="Courier 10 Pitch" officeooo:rsid="007bad4b"/>
    </style:style>
    <style:style style:name="T50" style:family="text">
      <style:text-properties style:font-name="Courier 10 Pitch" officeooo:rsid="008094d3"/>
    </style:style>
    <style:style style:name="T51" style:family="text">
      <style:text-properties style:font-name="Courier 10 Pitch" officeooo:rsid="00873ecd"/>
    </style:style>
    <style:style style:name="T52" style:family="text">
      <style:text-properties style:font-name="Courier 10 Pitch" officeooo:rsid="008d1fcb"/>
    </style:style>
    <style:style style:name="T53" style:family="text">
      <style:text-properties style:font-name="Courier 10 Pitch" officeooo:rsid="009109b8"/>
    </style:style>
    <style:style style:name="T54" style:family="text">
      <style:text-properties officeooo:rsid="005443c1"/>
    </style:style>
    <style:style style:name="T55" style:family="text">
      <style:text-properties officeooo:rsid="0055ba2c"/>
    </style:style>
    <style:style style:name="T56" style:family="text">
      <style:text-properties officeooo:rsid="00572595"/>
    </style:style>
    <style:style style:name="T57" style:family="text">
      <style:text-properties officeooo:rsid="005782b9"/>
    </style:style>
    <style:style style:name="T58" style:family="text">
      <style:text-properties officeooo:rsid="00588f6b"/>
    </style:style>
    <style:style style:name="T59" style:family="text">
      <style:text-properties officeooo:rsid="00593dea"/>
    </style:style>
    <style:style style:name="T60" style:family="text">
      <style:text-properties fo:font-style="italic" style:font-style-asian="italic" style:font-style-complex="italic"/>
    </style:style>
    <style:style style:name="T61" style:family="text">
      <style:text-properties fo:font-style="italic" officeooo:rsid="005ec9b7" style:font-style-asian="italic" style:font-style-complex="italic"/>
    </style:style>
    <style:style style:name="T62" style:family="text">
      <style:text-properties fo:font-style="italic" officeooo:rsid="007f3e32" style:font-style-asian="italic" style:font-style-complex="italic"/>
    </style:style>
    <style:style style:name="T63" style:family="text">
      <style:text-properties fo:font-style="italic" officeooo:rsid="0086106f" style:font-style-asian="italic" style:font-style-complex="italic"/>
    </style:style>
    <style:style style:name="T64" style:family="text">
      <style:text-properties officeooo:rsid="005ec9b7"/>
    </style:style>
    <style:style style:name="T65" style:family="text">
      <style:text-properties style:font-name="Times New Roman"/>
    </style:style>
    <style:style style:name="T66" style:family="text">
      <style:text-properties style:font-name="Times New Roman" officeooo:rsid="005c2eb0"/>
    </style:style>
    <style:style style:name="T67" style:family="text">
      <style:text-properties style:font-name="Times New Roman" officeooo:rsid="0060a751"/>
    </style:style>
    <style:style style:name="T68" style:family="text">
      <style:text-properties style:font-name="Times New Roman" officeooo:rsid="0077322e"/>
    </style:style>
    <style:style style:name="T69" style:family="text">
      <style:text-properties style:font-name="Times New Roman" officeooo:rsid="0077bb80"/>
    </style:style>
    <style:style style:name="T70" style:family="text">
      <style:text-properties style:font-name="Times New Roman" officeooo:rsid="008b0f54"/>
    </style:style>
    <style:style style:name="T71" style:family="text">
      <style:text-properties style:font-name="Times New Roman" officeooo:rsid="008c8bc8"/>
    </style:style>
    <style:style style:name="T72" style:family="text">
      <style:text-properties officeooo:rsid="00689cfc"/>
    </style:style>
    <style:style style:name="T73" style:family="text">
      <style:text-properties officeooo:rsid="0068ff0a"/>
    </style:style>
    <style:style style:name="T74" style:family="text">
      <style:text-properties officeooo:rsid="00690de0"/>
    </style:style>
    <style:style style:name="T75" style:family="text">
      <style:text-properties officeooo:rsid="006ad0c5"/>
    </style:style>
    <style:style style:name="T76" style:family="text">
      <style:text-properties officeooo:rsid="006d2b6f"/>
    </style:style>
    <style:style style:name="T77" style:family="text">
      <style:text-properties officeooo:rsid="006d31f1"/>
    </style:style>
    <style:style style:name="T78" style:family="text">
      <style:text-properties officeooo:rsid="006fd860"/>
    </style:style>
    <style:style style:name="T79" style:family="text">
      <style:text-properties officeooo:rsid="007470b0"/>
    </style:style>
    <style:style style:name="T80" style:family="text">
      <style:text-properties officeooo:rsid="00759b8e"/>
    </style:style>
    <style:style style:name="T81" style:family="text">
      <style:text-properties officeooo:rsid="0076c1a1"/>
    </style:style>
    <style:style style:name="T82" style:family="text">
      <style:text-properties officeooo:rsid="0077322e"/>
    </style:style>
    <style:style style:name="T83" style:family="text">
      <style:text-properties officeooo:rsid="0077bb80"/>
    </style:style>
    <style:style style:name="T84" style:family="text">
      <style:text-properties officeooo:rsid="007a8f89"/>
    </style:style>
    <style:style style:name="T85" style:family="text">
      <style:text-properties officeooo:rsid="007bad4b"/>
    </style:style>
    <style:style style:name="T86" style:family="text">
      <style:text-properties officeooo:rsid="008094d3"/>
    </style:style>
    <style:style style:name="T87" style:family="text">
      <style:text-properties officeooo:rsid="00846239"/>
    </style:style>
    <style:style style:name="T88" style:family="text">
      <style:text-properties officeooo:rsid="00873ecd"/>
    </style:style>
    <style:style style:name="T89" style:family="text">
      <style:text-properties officeooo:rsid="0088bb07"/>
    </style:style>
    <style:style style:name="T90" style:family="text">
      <style:text-properties officeooo:rsid="008c8bc8"/>
    </style:style>
    <style:style style:name="T91" style:family="text">
      <style:text-properties officeooo:rsid="008d1fcb"/>
    </style:style>
    <style:style style:name="T92" style:family="text">
      <style:text-properties officeooo:rsid="008e59e4"/>
    </style:style>
    <style:style style:name="T93" style:family="text">
      <style:text-properties officeooo:rsid="008f49c6"/>
    </style:style>
    <style:style style:name="T94" style:family="text">
      <style:text-properties officeooo:rsid="009109b8"/>
    </style:style>
    <style:style style:name="T95" style:family="text">
      <style:text-properties officeooo:rsid="0092efe5"/>
    </style:style>
    <style:style style:name="T96" style:family="text">
      <style:text-properties officeooo:rsid="009458c9"/>
    </style:style>
    <style:style style:name="T97" style:family="text">
      <style:text-properties officeooo:rsid="00959650"/>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0">Learning Rails Through </text:span>TDD</text:p>
      <text:p text:style-name="P5">Minitest for Rails</text:p>
      <text:p text:style-name="P4"/>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3"><text:a xlink:type="simple" xlink:href="#__RefHeading__634_941404247" text:style-name="Index_20_Link" text:visited-style-name="Index_20_Link">INTRO<text:tab/>1</text:a></text:p>
          <text:p text:style-name="P124"><text:a xlink:type="simple" xlink:href="#__RefHeading__110_1634002742" text:style-name="Index_20_Link" text:visited-style-name="Index_20_Link">Testing Rails Projects<text:tab/>1</text:a></text:p>
          <text:p text:style-name="P124"><text:a xlink:type="simple" xlink:href="#__RefHeading__112_1634002742" text:style-name="Index_20_Link" text:visited-style-name="Index_20_Link">MiniTest Testing For Ruby On Rails<text:tab/>3</text:a></text:p>
          <text:p text:style-name="P123"><text:a xlink:type="simple" xlink:href="#__RefHeading__636_941404247" text:style-name="Index_20_Link" text:visited-style-name="Index_20_Link">Let's play with existing tests<text:tab/>3</text:a></text:p>
          <text:p text:style-name="P124"><text:a xlink:type="simple" xlink:href="#__RefHeading__114_1634002742" text:style-name="Index_20_Link" text:visited-style-name="Index_20_Link">User Model Testing<text:tab/>4</text:a></text:p>
          <text:p text:style-name="P124"><text:a xlink:type="simple" xlink:href="#__RefHeading__638_941404247" text:style-name="Index_20_Link" text:visited-style-name="Index_20_Link">User Controller Testing<text:tab/>7</text:a></text:p>
          <text:p text:style-name="P124"><text:a xlink:type="simple" xlink:href="#__RefHeading__640_941404247" text:style-name="Index_20_Link" text:visited-style-name="Index_20_Link">Has_many Model Testing - Books<text:tab/>7</text:a></text:p>
          <text:p text:style-name="P124"><text:a xlink:type="simple" xlink:href="#__RefHeading__642_941404247" text:style-name="Index_20_Link" text:visited-style-name="Index_20_Link">Has_many Controller Testing - Books<text:tab/>7</text:a></text:p>
          <text:p text:style-name="P124"><text:a xlink:type="simple" xlink:href="#__RefHeading__644_941404247" text:style-name="Index_20_Link" text:visited-style-name="Index_20_Link">Model Testing For Other CrowdPublish.TV tables/scaffolds?<text:tab/>7</text:a></text:p>
          <text:p text:style-name="P124"><text:a xlink:type="simple" xlink:href="#__RefHeading__646_941404247" text:style-name="Index_20_Link" text:visited-style-name="Index_20_Link">Controller Testing For Other CrowdPublish.TV tables/scaffolds?<text:tab/>8</text:a></text:p>
          <text:p text:style-name="P124"><text:a xlink:type="simple" xlink:href="#__RefHeading__648_941404247" text:style-name="Index_20_Link" text:visited-style-name="Index_20_Link">What Tests Is CrowdPublish.TV missing?<text:tab/>8</text:a></text:p>
          <text:p text:style-name="P123"><text:a xlink:type="simple" xlink:href="#__RefHeading__650_941404247" text:style-name="Index_20_Link" text:visited-style-name="Index_20_Link">Let's get something useful going &amp; use TDD<text:tab/>8</text:a></text:p>
          <text:p text:style-name="P124"><text:a xlink:type="simple" xlink:href="#__RefHeading__652_941404247" text:style-name="Index_20_Link" text:visited-style-name="Index_20_Link">GitHub<text:tab/>8</text:a></text:p>
          <text:p text:style-name="P124"><text:a xlink:type="simple" xlink:href="#__RefHeading__654_941404247" text:style-name="Index_20_Link" text:visited-style-name="Index_20_Link">Low-Hanging Fruit<text:tab/>8</text:a></text:p>
          <text:p text:style-name="P123"><text:a xlink:type="simple" xlink:href="#__RefHeading__656_941404247" text:style-name="Index_20_Link" text:visited-style-name="Index_20_Link">Fixtures<text:tab/>8</text:a></text:p>
          <text:p text:style-name="P123"><text:a xlink:type="simple" xlink:href="#__RefHeading__658_941404247" text:style-name="Index_20_Link" text:visited-style-name="Index_20_Link">Now for theory – models, controllers<text:tab/>8</text:a></text:p>
          <text:p text:style-name="P123"><text:a xlink:type="simple" xlink:href="#__RefHeading__660_941404247" text:style-name="Index_20_Link" text:visited-style-name="Index_20_Link">Integration Testing<text:tab/>8</text:a></text:p>
          <text:p text:style-name="P123"><text:a xlink:type="simple" xlink:href="#__RefHeading__662_941404247" text:style-name="Index_20_Link" text:visited-style-name="Index_20_Link"><text:tab/>8</text:a></text:p>
          <text:p text:style-name="P123"><text:a xlink:type="simple" xlink:href="#__RefHeading__664_941404247" text:style-name="Index_20_Link" text:visited-style-name="Index_20_Link">Look at the code to understand what Ruby is doing when you run a test<text:tab/>9</text:a></text:p>
        </text:index-body>
      </text:table-of-content>
      <text:p text:style-name="P3"/>
      <text:p text:style-name="P43"/>
      <text:h text:style-name="P113" text:outline-level="1"><text:bookmark-start text:name="__RefHeading__634_941404247"/>INTRO<text:bookmark-end text:name="__RefHeading__634_941404247"/></text:h>
      <text:h text:style-name="Heading_20_2" text:outline-level="2"><text:bookmark-start text:name="__RefHeading__110_1634002742"/>T<text:span text:style-name="T13">esting</text:span> R<text:span text:style-name="T13">ails</text:span> P<text:span text:style-name="T13">rojects</text:span><text:bookmark-end text:name="__RefHeading__110_1634002742"/></text:h>
      <text:p text:style-name="P20">When you're the only developer creating a prototype, tests aren't critical. You just want to see if you can put up something that looks like a web site. You're thrilled that in spite of all the things that could go wrong, something actually happens when you click on it. But after the project grows and you decide to bring on more developers, you need a way to determine whether they have created a bug before accepting their code.</text:p>
      <text:p text:style-name="Standard"/>
      <text:p text:style-name="P18">TDD. This is something you hear ad nauseum at Ruby meetups. </text:p>
      <text:p text:style-name="P18"/>
      <text:p text:style-name="P38">When you first try creating an app with Rails, you spend time debugging, figuring out the syntax that won't break your page, learning the structure of Rails. Just getting something – anything – to work in your app is a monumental task. You're just happy to see text and maybe a graphic in your browser. At least you know where to begin, because Rails generates code that creates a site, albeit a crappy one, in which you can find the files you need to stick code into to change the content and by analogy, you can figure out how to make more pages besides the ones Rails generates. </text:p>
      <text:p text:style-name="P17"/>
      <text:p text:style-name="P19">But with testing, you have no clue where to begin. You look at the test scaffolding, but you have no idea what it is doing. It doesn't generate any pages, so you can't see what the test code does. With the views, you know what you want on the page. With controllers, you know what variables you need for the view pages. But with tests, when you're starting out, you don't really know what you want the code to do or what it should do.</text:p>
      <text:p text:style-name="P16"/>
      <text:p text:style-name="P16">Of course, you didn't do TDD with your kludgy prototype, so now you have to add in tests to make sure your app doesn't break as it gets more complex. </text:p>
      <text:p text:style-name="Standard"/>
      <text:p text:style-name="Standard">As you most likely already know, when you create a new Rails project, Rails generates a bunch of default Ruby code with a certain structure. And when you generate scaffolding, Rails makes more default Ruby code with a certain structure. It creates a very simplistic model, views, and a controller as part of the scaffolding. So there should be no surprise that part of the scaffolding is code for testing models and controllers, along with .yml files called fixtures that are used as data for testing. <text:span text:style-name="T1">They'd better provide test scaffolding with Rails if they're going to make such a big deal about TDD.</text:span></text:p>
      <text:p text:style-name="Standard"/>
      <text:p text:style-name="P39">We're assuming you're already familiar with GitHub, Heroku, Rails, Ruby, where code goes in the MVC structure, and at least one of the databases that are compatible with running a local rails server. <text:span text:style-name="T21">We recommend</text:span> <text:span text:style-name="T21">browsing</text:span> through Michael Hartl's tutorial – http://railstutorial.org/book – or something similar. If you haven't yet, please do so now. It will take you only a few months. <text:span text:style-name="T77">D:</text:span></text:p>
      <text:p text:style-name="P39"/>
      <text:p text:style-name="P39"><text:span text:style-name="T77">If you do decide to spend the time on Hartls excellent tutorial</text:span>, be sure to compare the steps in the <text:span text:style-name="T77">rails</text:span>tutorial to the code in http://github.com/CrowdPublishTV. The first draft of CrowdPublish.TV was created by working through Hartl's tutorial and substituting things like has_many books for has_many microposts.</text:p>
      <text:p text:style-name="P8"/>
      <text:h text:style-name="P121" text:outline-level="2">M<text:span text:style-name="T13">ini</text:span>T<text:span text:style-name="T13">est</text:span> T<text:span text:style-name="T13">esting</text:span> F<text:span text:style-name="T13">or</text:span> R<text:span text:style-name="T13">uby</text:span> O<text:span text:style-name="T13">n</text:span> R<text:span text:style-name="T13">ails</text:span></text:h>
      <text:p text:style-name="P91">The default <text:span text:style-name="T77">testing</text:span> <text:span text:style-name="T77">capability</text:span> that comes with Rails versions 3.0+ is called minitest. <text:span text:style-name="T77">Since MiniTest comes with Rails, you don't have to add a gem to use it, unlike other test frameworks.</text:span></text:p>
      <text:p text:style-name="P91"/>
      <text:p text:style-name="P91"><text:span text:style-name="T77">If you did go through the entire Hartl railstutorial book, while you were trying to work through figuring out how to put code together to make your site actually do something, you weren't writing very many tests. Perhaps, like me, you didn't write any of the tests. Tests don't make your site do cool things. Tests prevent contributing developers from doing uncool things. In the first phases of CrowdPublish.TV development, there were no other developers to mess things up, so I plowed ahead with code before spending the time figuring out how to start thinking about tests.</text:span></text:p>
      <text:p text:style-name="P9"/>
      <text:p text:style-name="P40">So now you're stuck wondering what you're supposed to put in the test scaffolding because even though it's still Ruby code, there's syntax you've never used before. Not only is there new syntax, but tests don't work anything like a web site – users aren't logged in the same way, databases aren't persistent... Great. A whole new learning curve for something that <text:span text:style-name="T77">does</text:span>n't <text:span text:style-name="T77">result in cool pages you can</text:span> show off to your husband. (Did we forget to tell you we're also assuming you're a married woman, like the founder of CrowdPublish.TV?)</text:p>
      <text:p text:style-name="P6"/>
      <text:p text:style-name="Standard">Minitest is not the only Rails testing framework, there is also RSpec which is very popular. It doesn't come with Rails, but it does come as a gem. There are great books for RSpec such as the one<text:span text:style-name="T2">s</text:span> in the Pragmatic Programmer series. We won't cover RSpec <text:span text:style-name="T78">in this book</text:span>.</text:p>
      <text:p text:style-name="Standard"/>
      <text:p text:style-name="Standard">Like the code in models and controllers are Ruby methods, tests are Ruby methods.</text:p>
      <text:p text:style-name="Standard"/>
      <text:p text:style-name="Standard">Test for all the necessary functions. It's a problem if a developer makes a mistake resulting in people no longer being able to sign in to your app <text:span text:style-name="T23">or see certain pages</text:span>. </text:p>
      <text:p text:style-name="Standard"/>
      <text:p text:style-name="P61"><text:span text:style-name="T4">In the next chapter, we'll start looking at some test code that already exists within a project. Code for that project can be browsed at http://github.com/CrowdPublishTV. To prepare for experimenting with that code, fork the code into your own github account and clone it onto your local machine. Instructions for doing so can be found at https://help.github.com/articles/fork-a-repo. </text:span></text:p>
      <text:p text:style-name="P46"/>
      <text:p text:style-name="P86">This tutorial book gets a bit overexplainy at times. It's all good information to know, but if you're like me, it can be a firehose of information and you just want to get on with getting something to work. So feel free to open up the test files in a text editor, skim through the words of the tutorial, and experiment with the pieces of code within the test files. You can always go back through this book for deeper understanding later.</text:p>
      <text:p text:style-name="P46"/>
      <text:h text:style-name="Heading_20_1" text:outline-level="1"><text:bookmark-start text:name="__RefHeading__636_941404247"/>Let's play with existing tests<text:bookmark-end text:name="__RefHeading__636_941404247"/></text:h>
      <text:p text:style-name="P22">A lot of Rails tutorials show you lame tests. It makes you think that testing is ridiculously superfluous, <text:s/>leaving you wonder why anyone would do such a thing. <text:span text:style-name="T21">So we'll start by showing you tests that test a real app.</text:span></text:p>
      <text:p text:style-name="P56"/>
      <text:p text:style-name="P45"><text:span text:style-name="T16">T</text:span>o get something going, feel like we're accomplishing something.</text:p>
      <text:p text:style-name="P42"><text:tab/>I'm pragmatic. I knew this even before the Pragmatic Programmer series was invented. So let's accomplish something besides learn<text:span text:style-name="T12">ing</text:span> theory</text:p>
      <text:p text:style-name="P42"><text:tab/><text:span text:style-name="T10">Rewrite existing tests, compare to existing</text:span></text:p>
      <text:p text:style-name="P59"/>
      <text:h text:style-name="P120" text:outline-level="2"><text:span text:style-name="T25">Before We Start</text:span></text:h>
      <text:p text:style-name="P60"><text:span text:style-name="T19">Let's play with CrowdPublish.TV's code. Go to http://github.com/crowdpublishtv/crowdpublishtv. Fork the repository and clone to your local machine. To be able to run tests, you'll need to do a few things with the CrowdPublish.TV code you cloned from your GitHub repository. </text:span></text:p>
      <text:p text:style-name="P7"/>
      <text:p text:style-name="P10">Take a look at the README file in the root directory. There are some instructions for how to set up the code so that a Rails server won't crash when you start it. <text:span text:style-name="T5">We'll go into more details about those instructions here. </text:span></text:p>
      <text:p text:style-name="P10"/>
      <text:p text:style-name="P11"><text:span text:style-name="T6">Some f</text:span>iles <text:span text:style-name="T6">that CrowdPublish.TV requires were placed in the .gitignore file. One contains secret keys. Another contains database configuration for a type of database (postgresql) that you likely don't have – sqlite is usually what comes with Railsinstaller. There are also some files that, depending upon whether the last push was based on the Heroku configuration, certain variables may have been commented out that you may need for CrowdPublish.TV to work locally.</text:span></text:p>
      <text:p text:style-name="P11"/>
      <text:p text:style-name="P11"><text:span text:style-name="T8">1. Take a look at</text:span> config/initializers/carrierwave.rb. Make sure <text:span text:style-name="T7">the lines</text:span></text:p>
      <text:p text:style-name="acode"><text:s text:c="6"/>:aws_access_key_id <text:s text:c="5"/>=&gt; 'AWS_KEY', </text:p>
      <text:p text:style-name="acode"><text:s text:c="6"/>:aws_secret_access_key <text:s/>=&gt; 'SECRET_KEY', </text:p>
      <text:p text:style-name="P12"><text:span text:style-name="T7">are not</text:span> commented out. <text:span text:style-name="T7">Of course, you do not have and will not be given these keys. Most functionality will work without these keys, however some important features will not. Without AWS keys, users in your local or test database will not be able to upload files for their profile pictures, book covers, nor pdfs of their books. All tests of these features will fail. This is fine as long as you're not modifying anything that affects these features. </text:span></text:p>
      <text:p text:style-name="P12"/>
      <text:p text:style-name="P13">If you are intending to modify or test these features, you can sign up for your own Amazon AWS account and use your own keys. You will need to supply a credit card number. The cost is around ten cents per gigabyte stored and transferred. The bill for all current CrowdPublish.TV storage and transfer is approximately fifty cents per month. Yours would be even less.</text:p>
      <text:p text:style-name="P13"/>
      <text:p text:style-name="P11"><text:span text:style-name="T8">2. Open your</text:span> gemfile. Delete 'pg' and replace with 'sqlite3', <text:span text:style-name="T8">unless you have postgresql on your local computer and intend to use it</text:span>. <text:span text:style-name="T8">Most new Rails learners will use sqlite.</text:span></text:p>
      <text:p text:style-name="P11"/>
      <text:p text:style-name="P11"><text:span text:style-name="T8">3. Take a look at</text:span> app/views/layouts/application.html.erb. Make sure </text:p>
      <text:p text:style-name="acode"><text:s text:c="2"/>&lt;%= tag :meta, :name=&gt;"stripe-key", :content=&gt;STRIPE_PUBLIC_KEY %&gt; </text:p>
      <text:p text:style-name="P14">Is not commented out. You probably won't be using any stripe features, <text:span text:style-name="T9">so this value is likely not very important to you</text:span>.</text:p>
      <text:p text:style-name="P11"/>
      <text:p text:style-name="P11">ENV variables are for heroku. Therefore the last commit before pushing to heroku must have those variables set. The non-ENV variables use the initializer files, which are for use on local machines. </text:p>
      <text:p text:style-name="P11"/>
      <text:p text:style-name="P11">* config/initializers/fakekeys.rb: </text:p>
      <text:p text:style-name="P11">Create this file DO NOT CHANGE THE NAME (note that it is listed in .gitignore) &amp; paste the following into it:</text:p>
      <text:p text:style-name="P11"/>
      <text:p text:style-name="acode">DEVISE_SECRET_KEY = 'fake'</text:p>
      <text:p text:style-name="acode">AWS_KEY = 'morefake'</text:p>
      <text:p text:style-name="acode">AWS_SECRET_KEY = 'pretend' </text:p>
      <text:p text:style-name="acode">STRIPE_SECRET_KEY = "madeup"</text:p>
      <text:p text:style-name="acode">STRIPE_PUBLIC_KEY = "allfake"</text:p>
      <text:p text:style-name="acode">Stripe.api_key = STRIPE_SECRET_KEY</text:p>
      <text:p text:style-name="acode"/>
      <text:p text:style-name="P11">Of course, with the fake keys, you will not be able to use AWS (upload files to user profiles), Devise (logins), or Stripe (purchase items from authors). If you have your own AWS, Devise, or Stripe accounts, you may replace the keys in config/initializers/fakekeys.rb with your accounts' keys. </text:p>
      <text:p text:style-name="P11"/>
      <text:p text:style-name="P11">*config/database.yml</text:p>
      <text:p text:style-name="P11">Create this file DO NOT CHANGE THE NAME (note that it is listed in .gitignore) &amp; paste the following into it:</text:p>
      <text:p text:style-name="P11"/>
      <text:p text:style-name="acode">default: &amp;default</text:p>
      <text:p text:style-name="acode"><text:s text:c="2"/>adapter: sqlite3</text:p>
      <text:p text:style-name="acode"><text:s text:c="2"/>pool: 5</text:p>
      <text:p text:style-name="acode"><text:s text:c="2"/>timeout: 5000</text:p>
      <text:p text:style-name="acode"/>
      <text:p text:style-name="acode">development:</text:p>
      <text:p text:style-name="acode"><text:s text:c="2"/>&lt;&lt;: *default</text:p>
      <text:p text:style-name="acode"><text:s text:c="2"/>database: db/development.sqlite3</text:p>
      <text:p text:style-name="acode"/>
      <text:p text:style-name="acode">test:</text:p>
      <text:p text:style-name="acode"><text:s text:c="2"/>&lt;&lt;: *default</text:p>
      <text:p text:style-name="acode"><text:s text:c="2"/>database: db/test.sqlite3</text:p>
      <text:p text:style-name="acode"/>
      <text:p text:style-name="P11"/>
      <text:p text:style-name="P11">Then type bundle install at the command line</text:p>
      <text:p text:style-name="P11">Then type rake db:migrate</text:p>
      <text:p text:style-name="P63">Great! Now you should be able to run rails s, open http://localhost:3000 in your browser, and the home page for CrowdPublish.TV should work. <text:span text:style-name="T27">Isn't it beautiful!</text:span></text:p>
      <text:p text:style-name="P63"/>
      <text:h text:style-name="P120" text:outline-level="2"><text:span text:style-name="T25">Where In The World Do We Start</text:span></text:h>
      <text:p text:style-name="P72">If some of this is over your head for where you are in your web development learning process, that's ok. Skim through it and work through the exercises anyway to get familiar with the syntax and structure. Repeated exposure to the concepts is necessary to reinforce the concepts in your brain. At first coding is more of a cut-and-paste exercise and a struggle to figure out what works and what doesn't. Even if you don't fully understand how the code works, the more often you look at the code and experiment with it, the better you'll understand it. It will become less of cut-and-paste <text:span text:style-name="T59">task</text:span> and more of a <text:span text:style-name="T59">process of following the logic. </text:span></text:p>
      <text:p text:style-name="P72"/>
      <text:p text:style-name="P72"><text:span text:style-name="T59">And there's no need to memorize the logic or syntax. That's what google is for. Instead, you'll get much better at knowing what to google and why. Stackoverflow.com is your friend.</text:span></text:p>
      <text:p text:style-name="P64"/>
      <text:p text:style-name="P64">When you first generate <text:span text:style-name="T54">a </text:span>scaffolding, although <text:span text:style-name="T54">Rails creates a directory structure along with the files needed, the files don't have any substance to them. The files contain classes, but the classes have no code inside them. Rails generates classes to test controllers, helpers, models, integration, and mailers. Methods are not part of the scaffolding. Thus we need to write the test methods ourselves. </text:span></text:p>
      <text:p text:style-name="P59"/>
      <text:p text:style-name="P59"><text:span text:style-name="T54">However we don't yet know what test methods look like. We know what we want web pages to do... but </text:span><text:s text:c="2"/><text:span text:style-name="T54">what do we want a test to do? A good place to start is to test whether all the methods in our models and controllers do what we though we told them to do. </text:span></text:p>
      <text:p text:style-name="P59"/>
      <text:p text:style-name="P61"><text:span text:style-name="T23">The methods in the test files aren't even run in the order they appear in the file; they're run in alphabetical order. But it doesn't matter which order they're run in. Just like any other Ruby method, methods are independent. When running tests, e</text:span>ach method <text:span text:style-name="T23">in each of the test files</text:span> starts over with a blank slate.<text:span text:style-name="T23"> And just like any other Ruby variables, the local variables in one method can't be accessed by other methods. But even though the class variables may be set in one method, don't depend on other methods to set what you need for the current method (need to ungarble this sentence).</text:span></text:p>
      <text:p text:style-name="P61"/>
      <text:p text:style-name="P61"><text:span text:style-name="T24">Some attributes might be needed for every method in the test file.</text:span> <text:span text:style-name="T3">In that case, y</text:span>ou <text:span text:style-name="T3">would write a method to</text:span> set <text:span text:style-name="T3">these attributes</text:span> <text:span text:style-name="T3">before</text:span> the beginning of each test. <text:span text:style-name="T28">In the CrowdPublish.TV repository you just downloaded, take a look at the test/models/user_test.rb file.</text:span></text:p>
      <text:p text:style-name="P61"/>
      <text:p text:style-name="P106">class TestUser &lt; ActiveSupport::TestCase</text:p>
      <text:p text:style-name="P106"><text:s text:c="2"/>def setup</text:p>
      <text:p text:style-name="P106"><text:s text:c="4"/>@user = users(:one)</text:p>
      <text:p text:style-name="P106"><text:s text:c="2"/>end</text:p>
      <text:p text:style-name="P106"><text:span text:style-name="T26">end</text:span></text:p>
      <text:p text:style-name="P61"/>
      <text:p text:style-name="P61"><text:span text:style-name="T22">What is this </text:span><text:span text:style-name="T30">users(:one)</text:span><text:span text:style-name="T22">? It's in our test database. How did it get there and why is it called </text:span><text:span text:style-name="T30">:one</text:span><text:span text:style-name="T22">? You may have noticed that along with controllers, helpers, etc., Rails scaffolding includes a Fixtures folder which includes .yml files that contain data. We'll get into Fixtures later.</text:span></text:p>
      <text:p text:style-name="P61"/>
      <text:p text:style-name="P64">But you won't know everything you'll need in the setup <text:span text:style-name="T54">until we see commonalities among the methods in our test files.</text:span> <text:span text:style-name="T54">So we'll start by writing methods for testing models and controllers.</text:span></text:p>
      <text:p text:style-name="P25"/>
      <text:h text:style-name="P120" text:outline-level="2">U<text:span text:style-name="T13">ser</text:span> M<text:span text:style-name="T13">odel</text:span> T<text:span text:style-name="T13">esting</text:span></text:h>
      <text:p text:style-name="P30"><text:span text:style-name="T54">Look at models/user.rb. You'll notice the first half of the file contains many lines of code, most of which don't look like methods. They don't start with </text:span><text:span text:style-name="T31">def methodname</text:span><text:span text:style-name="T54"> and end with </text:span><text:span text:style-name="T31">end</text:span><text:span text:style-name="T54">. Instead, they say things like </text:span><text:span text:style-name="T31">after_validation, after_initialize, mount_uploader, <text:s/>before_save,</text:span><text:span text:style-name="T55"> and </text:span><text:span text:style-name="T31">has_many</text:span>. <text:span text:style-name="T55">These lines are not defining methods, rather they are calling methods that exist in the Rails library. </text:span></text:p>
      <text:p text:style-name="P30"/>
      <text:p text:style-name="P30"><text:span text:style-name="T55">These lines are executed in the order they appear in the model (this file). For the most part, it doesn't matter what order they appear in since none of the current method calls depend upon any of the others being called first. However it's a good idea to group similar method calls together for readability. For consistency, in test/models/user_test.rb, we'll test the calls in the order they appear in models/user.rb.</text:span></text:p>
      <text:p text:style-name="P26"/>
      <text:p text:style-name="P65">The line</text:p>
      <text:p text:style-name="acode">after_validation :geocode, :if =&gt; :address_changed?</text:p>
      <text:p text:style-name="P65">tells the app to run a geocoding method in one of the gems if the user changes their address when the user model is updated (upon which the app validates the user model). This line is passing a <text:span text:style-name="T29">:geocode</text:span> symbol and a <text:span text:style-name="T29">:if =&gt; :address_changed?</text:span> hash into an <text:span text:style-name="T29">after_validation</text:span> method in the Rails library. <text:span text:style-name="T56">Rails does not require that parameters passed into method calls be enclosed in parentheses. If you were writing this code in C++ or Java, it might look a little more like</text:span></text:p>
      <text:p text:style-name="acode"><text:span text:style-name="T29">after_validation</text:span><text:span text:style-name="T33">(</text:span><text:span text:style-name="T29"> :geocode, :if =&gt; :address_changed?</text:span><text:span text:style-name="T34">)</text:span><text:span text:style-name="T57">. </text:span></text:p>
      <text:p text:style-name="P66"/>
      <text:p text:style-name="P67"><text:span text:style-name="T57">Remember that, like other object-oriented languages such as Java or C++, the code within every Ruby class is either calling a method or defining a method. (Although Java and C++ also require variable declarations, where Ruby skips those.) To me, it looks more obvious that </text:span><text:span text:style-name="T31">after_initialize, mount_uploader</text:span><text:span text:style-name="T57">, etc. are method calls when the parentheses are present. Without the parentheses, it looks like some form of cheating, as though there were some sort of Ruby key words being thrown about without regard to method calling.</text:span></text:p>
      <text:p text:style-name="P65"/>
      <text:p text:style-name="P70">Note that these methods are called in the model, not in the controller. This is because these methods need to be run when the user model is saved. The user model is saved every time the user table is changed in the database. And every time the user model is saved, the User class in models/user.rb is executed.</text:p>
      <text:p text:style-name="P65"/>
      <text:p text:style-name="P71">Since these methods are being called in the model, we test that they're working correctly through test methods we'll write in the TestUser class, in the test/user_test.rb file. We'll start with a method to test <text:span text:style-name="T32">after_validation</text:span>. <text:span text:style-name="T58">(Since there isn't an action going on when </text:span><text:span text:style-name="T35">attr_accessor</text:span><text:span text:style-name="T58">, <text:s/></text:span><text:span text:style-name="T35">geocoded_by</text:span><text:span text:style-name="T58">, or <text:s/></text:span><text:span text:style-name="T35">reverse_geocoded_by</text:span><text:span text:style-name="T58"> are executed, rather they're defining attributes for those methods, there isn't a way to test them. We'll skip those.)</text:span></text:p>
      <text:p text:style-name="P65"/>
      <text:p text:style-name="P73">Now you can go back and look at t<text:span text:style-name="T28">he test/user_test.rb file </text:span>again. The first method is </text:p>
      <text:p text:style-name="P65"/>
      <text:p text:style-name="acode"><text:span text:style-name="T38">test </text:span><text:span text:style-name="T41">"after_validation_geocode"</text:span><text:span text:style-name="T42"> do</text:span></text:p>
      <text:p text:style-name="acode"><text:span text:style-name="T42"><text:s text:c="2"/>oldlatitude = @user.latitude</text:span></text:p>
      <text:p text:style-name="acode"><text:span text:style-name="T42"><text:s text:c="2"/>@user.address = "20022"</text:span></text:p>
      <text:p text:style-name="acode"><text:span text:style-name="T43"><text:s text:c="2"/>@user.save</text:span></text:p>
      <text:p text:style-name="acode"><text:span text:style-name="T42"><text:s text:c="2"/>refute_match(@user.latitude, oldlatitude)</text:span></text:p>
      <text:p text:style-name="acode"><text:span text:style-name="T32">e</text:span><text:span text:style-name="T29">nd</text:span></text:p>
      <text:p text:style-name="acode"/>
      <text:p text:style-name="P86">Geocoding is done by a gem that CrowdPublish.TV uses for calculating distances between users and in-person events or bookclubs. Without this gem, the </text:p>
      <text:p text:style-name="P69"><text:span text:style-name="T29">after_validation</text:span><text:span text:style-name="T33">(</text:span><text:span text:style-name="T29"> :geocode, :if =&gt; :address_changed?</text:span><text:span text:style-name="T34">)</text:span></text:p>
      <text:p text:style-name="P87">method call <text:span text:style-name="T79">in models\user.rb </text:span>would result in a syntax error, <text:span text:style-name="T75">since there wouldn't be a </text:span><text:span text:style-name="T32">:geocode</text:span> <text:span text:style-name="T75">symbol in the app to tell Ruby how to do geocoding. Most apps aren't going to have this line in any of its models. However most apps will have other lines specific to the gems they use. You don't need to worry about the function of geocoding to write this test. Note – this test does not determine whether the address was geocoded correctly, or whether the geocoding algorithm works, rather it merely determines whether the geocoding happened.</text:span></text:p>
      <text:p text:style-name="P69"/>
      <text:p text:style-name="P74">All test methods must start with the word <text:span text:style-name="T29">test</text:span> <text:span text:style-name="T64">and the name of the test must be in quotes. The last word in the line is </text:span><text:span text:style-name="T39">do</text:span><text:span text:style-name="T64"> and the last line of the method is </text:span><text:span text:style-name="T39">end</text:span><text:span text:style-name="T64">. In Ruby, anything between the words </text:span><text:span text:style-name="T39">do</text:span><text:span text:style-name="T64"> and </text:span><text:span text:style-name="T39">end</text:span><text:span text:style-name="T64"> is called a </text:span><text:span text:style-name="T61">block</text:span><text:span text:style-name="T64">. Basically, a block is just a chunk of code. The </text:span><text:span text:style-name="T39">do</text:span><text:span text:style-name="T64"> and </text:span><text:span text:style-name="T39">end</text:span><text:span text:style-name="T64"> is just a way to tell Ruby where the code for the test starts and ends. Blocks are used in Ruby for other methods besides tests, such as loops, so you'll see </text:span><text:span text:style-name="T39">do</text:span><text:span text:style-name="T64"> and </text:span><text:span text:style-name="T39">end</text:span><text:span text:style-name="T64"> frequently as you browse Ruby code. </text:span></text:p>
      <text:p text:style-name="P73"/>
      <text:p text:style-name="P81">This test starts by saving the user's current latitude in a local variable so we can compare it after the address is changed to see if the address was geocoded, and the latitude changed accordingly. After the address is changed, the user must be saved, otherwise the model doesn't go through a validation. <text:span text:style-name="T79">After the validation, the Geocoder gem calculates a latitude and longitude and saves those values in </text:span><text:span text:style-name="T46">@user.latitude</text:span><text:span text:style-name="T79"> and </text:span><text:span text:style-name="T46">@user.longitude</text:span><text:span text:style-name="T79">.</text:span></text:p>
      <text:p text:style-name="P79"/>
      <text:p text:style-name="P80">If you do a query on your test database, you'll see that th<text:span text:style-name="T79">e calculated</text:span> latitude <text:span text:style-name="T79">and longitude</text:span> w<text:span text:style-name="T79">ere</text:span> not saved to the test database. Instead, <text:span text:style-name="T79">they were</text:span> only used in a temporary test object, which is gone after the test is complete. This is why I like to use <text:span text:style-name="T29">puts</text:span> lines while I'm debugging my tests – testing my tests – to find out what <text:span text:style-name="T73">happened in the test and to verify that the tests are doing what I think they should be doing.</text:span></text:p>
      <text:p text:style-name="P68"/>
      <text:p text:style-name="P81"><text:span text:style-name="T74">After </text:span><text:span text:style-name="T44">@user.save</text:span><text:span text:style-name="T74"> in the </text:span><text:span text:style-name="T41">"after_validation_geocode"</text:span><text:span text:style-name="T74"> method, y</text:span>ou can insert a line in this test to find out what <text:span text:style-name="T72">the Geocoder changed the latitude to:</text:span></text:p>
      <text:p text:style-name="P82"><text:span text:style-name="T29"><text:s text:c="2"/>puts “ latitude ” + @user.latitude.to_s</text:span></text:p>
      <text:p text:style-name="P82"/>
      <text:p text:style-name="P83"><text:span text:style-name="T79">the </text:span><text:span text:style-name="T29">.to_s</text:span><text:span text:style-name="T79"> changes the latitude from a float to a string. (We'll assume you already know how data types work in programming languages. If not, google for an explanation.) Now</text:span> rake the test <text:span text:style-name="T80">by entering the following text</text:span> <text:span text:style-name="T80">in your</text:span> command prompt <text:span text:style-name="T80">window (</text:span><text:span text:style-name="T29">&gt;</text:span><text:span text:style-name="T47">$</text:span><text:span text:style-name="T80"> in this tutorial means to enter text at the Unix shell or DOS prompt, as opposed to entering text into one of your app's files).</text:span></text:p>
      <text:p text:style-name="acode">&gt;<text:span text:style-name="T80">$</text:span> rake test test/models/user_test.rb</text:p>
      <text:p text:style-name="acode"/>
      <text:p text:style-name="P85">Some text will scroll by the screen, something like this: </text:p>
      <text:p text:style-name="P84"/>
      <text:p text:style-name="acode"># Running tests:</text:p>
      <text:p text:style-name="acode">latitude 38.91870370000001</text:p>
      <text:p text:style-name="acode">.......</text:p>
      <text:p text:style-name="acode">Finished tests in 1.062741s, 15.0554 tests/s, 43.2843 assertions/s.</text:p>
      <text:p text:style-name="acode">16 tests, 46 assertions, 0 failures, 0 errors, 0 skips</text:p>
      <text:p text:style-name="acode"/>
      <text:p text:style-name="P84"><text:span text:style-name="T80">Notice that one of the lines of text says the resulting latitude is: </text:span></text:p>
      <text:p text:style-name="acode"><text:span text:style-name="T72"><text:s text:c="2"/>latitude </text:span>38.91870370000001</text:p>
      <text:p text:style-name="acode"/>
      <text:p text:style-name="P92">You can enter all kinds of <text:span text:style-name="T29">puts</text:span> statements in your tests. <text:span text:style-name="T81">Try outputting different variables besides </text:span><text:span text:style-name="T48">@user.latitude</text:span><text:span text:style-name="T81"> such as </text:span><text:span text:style-name="T42">oldlatitude</text:span><text:span text:style-name="T81"> or </text:span><text:span text:style-name="T48">@user.email</text:span><text:span text:style-name="T81">, and paste the </text:span><text:span text:style-name="T29">puts</text:span><text:span text:style-name="T81"> statements before and after the values are changed, to find out what their values are during the course of the test.</text:span></text:p>
      <text:p text:style-name="P28"/>
      <text:p text:style-name="P88">The last line <text:span text:style-name="T81">before the end of</text:span> this <text:span text:style-name="T81">method</text:span> is </text:p>
      <text:p text:style-name="acode"><text:span text:style-name="T42"><text:s text:c="2"/>refute_match(@user.latitude, oldlatitude)</text:span></text:p>
      <text:p text:style-name="acode"/>
      <text:p text:style-name="P89">Every test method will <text:span text:style-name="T77">end with</text:span> either at least one assertion, <text:span text:style-name="T76">which begins with </text:span><text:span text:style-name="T45">assert</text:span>, or refutation, <text:span text:style-name="T76">which begins with </text:span><text:span text:style-name="T42">refute</text:span>. <text:span text:style-name="T76">There's a list of assertions and refutations at http://www.mattsears.com/articles/2011/12/10/minitest-quick-reference</text:span>. <text:span text:style-name="T76">We'll go over these in a later chapter. </text:span></text:p>
      <text:p text:style-name="P89"/>
      <text:p text:style-name="P90">Assertions test for whether the statement is true, and refutations test for whether the statement is false. <text:span text:style-name="T81">With</text:span> th<text:span text:style-name="T81">e statement </text:span><text:span text:style-name="T42">refute_match</text:span>, we're checking whether the old latitude <text:span text:style-name="T81">at the beginning of the method</text:span> and the <text:span text:style-name="T81">current</text:span> value saved in <text:span text:style-name="T42">@user.latitude</text:span> are the same. <text:span text:style-name="T76">Since we're using </text:span><text:span text:style-name="T42">refute_match</text:span><text:span text:style-name="T76">, we're expecting the match between the two values in parentheses to be false.</text:span> If they <text:span text:style-name="T76">match, or are equal</text:span>, something went wrong and the newly geocoded latitude didn't get saved to the model as it was supposed to. <text:span text:style-name="T81">Since our results stated</text:span></text:p>
      <text:p text:style-name="acode"><text:span text:style-name="T29">16 tests, 46 assertions, 0 failures, 0 errors, 0 skips</text:span></text:p>
      <text:p text:style-name="acode"/>
      <text:p text:style-name="P93">we know that the test passed (<text:span text:style-name="T47">0 failures</text:span>). We also know that we didn't have any syntax problems (<text:span text:style-name="T47">0 errors</text:span>). The number of tests matches the number of methods that happened to be in the test/models/user_test.rb file at the time this was run (<text:span text:style-name="T47">16 tests</text:span>) This number will keep changing throughout the development of the CrowdPublish.TV app – remember this is a live, dynamic project. I don't intend to constantly keep up with that number for the sake of this tutorial. The same goes for the number of assertions. Note that the number of assertions is not the same as the number of tests. Some tests have multiple assertions. And some assertions get counted twice by Ruby. I won't go into the details <text:span text:style-name="T84">here</text:span> of how and where Ruby increments the number of assertions made.</text:p>
      <text:p text:style-name="P28"/>
      <text:p text:style-name="P28"><text:span text:style-name="T82">The next test in test/models/user_test.rb is similar to the first. It's testing a geocoder method again, but this time it's checking whether a new address is calculated if a new latitude and longitude is saved. </text:span></text:p>
      <text:p text:style-name="P1"/>
      <text:p text:style-name="P107"><text:span text:style-name="T82"><text:s text:c="2"/>test "after_validation_reverse_geocode" do</text:span></text:p>
      <text:p text:style-name="P107"><text:span text:style-name="T82"><text:s text:c="4"/>oldaddress = @user.address</text:span></text:p>
      <text:p text:style-name="P107"><text:span text:style-name="T82"><text:s text:c="4"/>@user.latitude = 20.2</text:span></text:p>
      <text:p text:style-name="P107"><text:span text:style-name="T82"><text:s text:c="4"/>@user.longitude = 20.2</text:span></text:p>
      <text:p text:style-name="P107"><text:span text:style-name="T82"><text:s text:c="4"/>@user.save</text:span></text:p>
      <text:p text:style-name="P107"><text:span text:style-name="T82"><text:s text:c="4"/>puts "new address " + @user.address</text:span></text:p>
      <text:p text:style-name="P107"><text:span text:style-name="T82"><text:s text:c="4"/>refute_match(@user.address, oldaddress)</text:span></text:p>
      <text:p text:style-name="P107"><text:span text:style-name="T82"><text:s text:c="2"/>end</text:span></text:p>
      <text:p text:style-name="P29"/>
      <text:p text:style-name="P94">The latitude and longitude should only be modified when the user signs up. But what if the latitude and longitude <text:span text:style-name="T60">and</text:span> the address are changed? <text:span text:style-name="T83">The address overrides because of the order they appear in the model. First the model calls the method to geocode the lat long based on the newly entered address. Then the address is reverse_geocoded based on the lat long that was just calculated.</text:span></text:p>
      <text:p text:style-name="P29"/>
      <text:p text:style-name="P33"><text:span text:style-name="T85">The next group of tests address all the </text:span><text:span text:style-name="T49">validates_</text:span><text:span text:style-name="T85"> statements in the users model. There are three fields that are required that the user have: </text:span><text:span text:style-name="T49">:email, :name </text:span><text:span text:style-name="T69">, and</text:span><text:span text:style-name="T49"> :permalink</text:span><text:span text:style-name="T85">. This is done with the lines with the format</text:span></text:p>
      <text:p text:style-name="acode">validates :<text:span text:style-name="T62">field</text:span><text:span text:style-name="T63">name</text:span>, presence: true</text:p>
      <text:p text:style-name="P31"/>
      <text:p text:style-name="P95">where <text:span text:style-name="T36">:field</text:span><text:span text:style-name="T37">name</text:span> is <text:span text:style-name="T49">:email</text:span><text:span text:style-name="T68">, </text:span><text:span text:style-name="T49">:name</text:span><text:span text:style-name="T68">, or </text:span><text:span text:style-name="T29">:permalink</text:span> <text:span text:style-name="T86">in the users model. This means that these three fields must always be present for all users in the database. Upon signup, </text:span><text:span text:style-name="T50">:password</text:span><text:span text:style-name="T86"> is required. But there is no field saved in the database called 'password.' Instead, there is a field called 'encrypted_password.' The Devise gem takes the password and encrypts it, then saves the encrypted value to the database so that hackers and developers alike are not allowed to access user's passwords. The code that tells the app to check for a password upon signup is</text:span></text:p>
      <text:p text:style-name="P108"><text:span text:style-name="T86">validates_presence_of :password, :on=&gt;:create</text:span></text:p>
      <text:p text:style-name="P32"/>
      <text:p text:style-name="P34"><text:span text:style-name="T87">Because all four of these fields are required upon signup, we can write a loop to test for their presence. The loop iterates through the four required fields so we don't have to write four separate methods that do the same thing for four fields. Like blocks, loops also use </text:span><text:span text:style-name="T39">do</text:span><text:span text:style-name="T64"> and </text:span><text:span text:style-name="T39">end</text:span><text:span text:style-name="T64"> to define their beginning and end. We can place the test inside this loop, using </text:span><text:span text:style-name="T39">#{field.to_s}</text:span><text:span text:style-name="T64"> where </text:span><text:span text:style-name="T39">field</text:span><text:span text:style-name="T64"> is the variable that keeps changing within the loop. I'll assume you've been exposed to loops before and have some idea of how they work. However what was new to me when learning Ruby was the list of fields contained as an array in brackets [], then the method </text:span><text:span text:style-name="T39">.each</text:span><text:span text:style-name="T64"> is called on them, and substituted as the value for </text:span><text:span text:style-name="T39">field</text:span><text:span text:style-name="T64">. This syntax took me a little while to get used to. The way I handled that was to copy and paste whenever I needed this structure, then used analogies to substitute in what I needed to be in the loop.</text:span></text:p>
      <text:p text:style-name="P29"/>
      <text:p text:style-name="P108">[:email, :name, :permalink, :password ].each do |field|</text:p>
      <text:p text:style-name="acode"><text:s text:c="2"/>test "#{field.to_s}_must_not_be_empty" do</text:p>
      <text:p text:style-name="acode"><text:s text:c="4"/>user = User.new</text:p>
      <text:p text:style-name="acode"><text:s text:c="4"/>user.send "#{field.to_s}=", nil</text:p>
      <text:p text:style-name="acode"><text:s text:c="4"/>refute user.valid?</text:p>
      <text:p text:style-name="acode"><text:s text:c="4"/>refute_empty user.errors[field] </text:p>
      <text:p text:style-name="acode"><text:s text:c="2"/>end</text:p>
      <text:p text:style-name="P109">end</text:p>
      <text:p text:style-name="P27"/>
      <text:p text:style-name="P96">All tests are required to <text:span text:style-name="T88">have unique names, thus the variable in the </text:span><text:span text:style-name="T51">test</text:span><text:span text:style-name="T88"> line. The third line of this method/loop creates a new user. We can't use </text:span><text:span text:style-name="T51">@user</text:span><text:span text:style-name="T88">, the </text:span><text:span text:style-name="T51">user(:one)</text:span><text:span text:style-name="T88"> declared in the setup method, because we're including </text:span><text:span text:style-name="T51">:password</text:span><text:span text:style-name="T88"> in the loop. In the CrowdPublish.TV app, changing a password is optional when modifying the user's entry in the database (a user edit's their profile). Go ahead and paste this method</text:span></text:p>
      <text:p text:style-name="P97"/>
      <text:p text:style-name="P109"><text:span text:style-name="T88">test "email_still_must_not_be_empty" do</text:span></text:p>
      <text:p text:style-name="P109"><text:span text:style-name="T88"><text:s text:c="2"/>@user.send "email=", nil </text:span></text:p>
      <text:p text:style-name="P109"><text:span text:style-name="T88"><text:s text:c="2"/>refute @user.valid?</text:span></text:p>
      <text:p text:style-name="P109"><text:span text:style-name="T88"><text:s text:c="2"/>refute_empty @user.errors[:email]</text:span></text:p>
      <text:p text:style-name="P109"><text:span text:style-name="T88">end</text:span></text:p>
      <text:p text:style-name="P77"/>
      <text:p text:style-name="P97">into test/models/user_test.rb if it isn't already in the users model test <text:span text:style-name="T89">and rake this test to verify that it passes. Then change the word 'email' to 'password,' rake the test, and verify that the test fails.</text:span></text:p>
      <text:p text:style-name="P77"/>
      <text:p text:style-name="P78">The line <text:span text:style-name="T38">refute user.valid?</text:span><text:span text:style-name="T66"> </text:span><text:span text:style-name="T70">verifies that the user is not valid. </text:span><text:span text:style-name="T71">What are the details of this??</text:span></text:p>
      <text:p text:style-name="P35"/>
      <text:p text:style-name="P78">The line <text:span text:style-name="T40">refute_empty user.errors[field]</text:span><text:span text:style-name="T66"> </text:span><text:span text:style-name="T70">verifies that there are errors associated with each of the four fields.</text:span><text:span text:style-name="T66"> </text:span><text:span text:style-name="T70">It </text:span><text:span text:style-name="T65">m</text:span><text:span text:style-name="T66">ust be in same test </text:span><text:span text:style-name="T65">as</text:span><text:span text:style-name="T66"> </text:span><text:span text:style-name="T38">refute user.valid?</text:span><text:span text:style-name="T66"> </text:span><text:span text:style-name="T65">otherwise </text:span><text:span text:style-name="T67">the user.errors aren't produced. Why?? I'll figure out why later.</text:span></text:p>
      <text:p text:style-name="P27"/>
      <text:p text:style-name="P75">Note that <text:span text:style-name="T29">:</text:span><text:span text:style-name="T50">p</text:span><text:span text:style-name="T29">assword_confirmation</text:span> is not included in the loop. This is because it's required only when <text:span text:style-name="T29">:</text:span><text:span text:style-name="T50">p</text:span><text:span text:style-name="T29">assword</text:span> is present, such as when creating a user account or when updating the account by changing the <text:span text:style-name="T90">password</text:span>. <text:span text:style-name="T91">This is declared by specifying the presence of </text:span><text:span text:style-name="T29">:</text:span><text:span text:style-name="T50">p</text:span><text:span text:style-name="T29">assword_confirmation</text:span><text:span text:style-name="T91"> when the controller's </text:span><text:span text:style-name="T52">update</text:span><text:span text:style-name="T91"> method is run.</text:span></text:p>
      <text:p text:style-name="P108"><text:span text:style-name="T86">validates_presence_of :password_confirmation, :on =&gt; :update, :unless =&gt; lambda{ |user| user.password.blank? }</text:span></text:p>
      <text:p text:style-name="P75"/>
      <text:p text:style-name="P76"><text:span text:style-name="T92">Since </text:span><text:span text:style-name="T29">:</text:span><text:span text:style-name="T50">p</text:span><text:span text:style-name="T29">assword_confirmation</text:span> <text:span text:style-name="T92">is not specifically required when creating a user (rather, when </text:span><text:span text:style-name="T29">:</text:span><text:span text:style-name="T50">p</text:span><text:span text:style-name="T29">assword</text:span><text:span text:style-name="T92"> isn't blank), </text:span>we must test it differently, in a separate method as below.</text:p>
      <text:p text:style-name="P75"/>
      <text:p text:style-name="acode">test "password_confirmation_must_not_be_empty_password_present" do</text:p>
      <text:p text:style-name="acode"><text:s text:c="2"/><text:span text:style-name="T93">@</text:span>user.update(password: "<text:span text:style-name="T93">yourpassword</text:span>")</text:p>
      <text:p text:style-name="acode"><text:s text:c="2"/><text:span text:style-name="T93">@</text:span>user.send "password_confirmation=", nil</text:p>
      <text:p text:style-name="acode"><text:s text:c="2"/>refute_empty <text:span text:style-name="T93">@</text:span>user.errors[:password_confirmation] </text:p>
      <text:p text:style-name="acode">end</text:p>
      <text:p text:style-name="P98"/>
      <text:p text:style-name="P100"><text:span text:style-name="T94">This test is quite similar to the tests embedded in the looped tests above. In the </text:span><text:span text:style-name="T53">:password_confirmation</text:span><text:span text:style-name="T94"> test, i</text:span>nstead of specifying a new user, this method updates the existing user that was initialized in the <text:span text:style-name="T29">setup</text:span> method, using the <text:span text:style-name="T29">update</text:span> method from the controller as in <text:span text:style-name="T29">@user.update</text:span>. I don't know what the next line does??</text:p>
      <text:p text:style-name="P101"/>
      <text:p text:style-name="P100">Like the <text:span text:style-name="T29">refute_empty</text:span> method in the looped tests, this line also verifies there are errors associated with <text:span text:style-name="T50">:password_confirmation</text:span>.</text:p>
      <text:p text:style-name="P100"/>
      <text:p text:style-name="P102">There is a lot of syntax that can do similar things. We could've also written the looped test to determine what happens upon creating a new user, when the <text:span text:style-name="T29">create</text:span> method in the controller is used. Paste this method into test/models/user_test.rb and rake the test to experiment with how it works.</text:p>
      <text:p text:style-name="P1"/>
      <text:p text:style-name="acode">test "user attributes must not be empty" do </text:p>
      <text:p text:style-name="acode"><text:s text:c="2"/>user = User.create(password: "hoohaahh", password_confirmation: "hoohaahh", email: "m@example.com")</text:p>
      <text:p text:style-name="acode"><text:s text:c="2"/>assert user.valid?</text:p>
      <text:p text:style-name="P110"><text:span text:style-name="T94"><text:s text:c="2"/>refute_empty user.errors[:name] </text:span></text:p>
      <text:p text:style-name="P110"><text:span text:style-name="T94"><text:s text:c="2"/>refute_empty user.errors[:permalink] </text:span></text:p>
      <text:p text:style-name="P110">end</text:p>
      <text:p text:style-name="P1"/>
      <text:p text:style-name="P103">In this method, we create a user with all the required fields, except for <text:span text:style-name="T29">:name</text:span> and <text:span text:style-name="T29">:permalink</text:span>. You'll see that this test passes. Try inserting <text:span text:style-name="T29">name: “Lisa S”,</text:span> into the parentheses after <text:span text:style-name="T29">User.create</text:span> then rake the test again. You'll see that the assertion <text:span text:style-name="T29">refute_empty user.errors[:name]</text:span> fails. Since it's in the same test as the <text:span text:style-name="T29">refute_empty</text:span> assertion for <text:span text:style-name="T29">:permalink</text:span>, and the :permalink assertion appears after the failing assertion, the :permalink assertion isn't even run. It's skipped and the test rake?? moves on to the next test. </text:p>
      <text:p text:style-name="P103"/>
      <text:p text:style-name="P103"><text:span text:style-name="T95">You can further experiment with this test by adding or removing other fields to the User.create line, changing assertions to refutations and vice versa to learn how tests work and to become familiar with the error messages MiniTest displays.</text:span></text:p>
      <text:p text:style-name="P103"/>
      <text:p text:style-name="P105">The next test <text:span text:style-name="T96">checks whether the user has entered the same text for the password and password_confirmation. We'll create a new user for this test, passing values for all required fields. We don't recommend using “hooooooo” or “haaaaaaaa” for passwords on the site, but they'll work here. Perhaps we should enforce stronger passwords in upcoming versions of CrowdPublish.TV. For now, any set of 8 or more characters will work.</text:span></text:p>
      <text:p text:style-name="P105"/>
      <text:p text:style-name="acode">test "password_and_password_confirmation_<text:span text:style-name="T96">must_</text:span>match" do</text:p>
      <text:p text:style-name="P112"><text:span text:style-name="T97"><text:s text:c="2"/>user = User.create(name: 'samiam', password: "hoohaahh", password_confirmation: "hooooooo", email: "m@example.com", permalink: "qwerty")</text:span></text:p>
      <text:p text:style-name="P112"><text:span text:style-name="T97"><text:s text:c="2"/>assert user.errors[:password_confirmation].any?, "password_confirmation matches password"</text:span></text:p>
      <text:p text:style-name="P112"><text:span text:style-name="T97"><text:s text:c="2"/>refute_empty user.errors[:password_confirmation] <text:s/>#perhaps not needed because paswd_conf not in db</text:span></text:p>
      <text:p text:style-name="P112"><text:span text:style-name="T97">end</text:span></text:p>
      <text:p text:style-name="P112"/>
      <text:p text:style-name="P104"><text:span text:style-name="T96">There is a separate validation within the Devise gem that requires that the password be at least 8 characters. Thus we need to use an 8 or more character password for this test, otherwise we'll get errors for password length, which is not what we're testing here. In fact, we won't test for password length in the user model. Devise already tests for this within their gem. Features implemented in popularly used, well-maintained gems such as Devise should not need to be tested by developers who use those gems. </text:span></text:p>
      <text:p text:style-name="Standard"/>
      <text:p text:style-name="P105"><text:span text:style-name="T97">Test for updating user too. We'll use the @user variable declared in the setup method. The second and third lines of this test set the password and password_confirmation values. </text:span></text:p>
      <text:p text:style-name="P37"/>
      <text:p text:style-name="P36"/>
      <text:p text:style-name="P111">test "password and password_confirmation should be at least 8 char" do</text:p>
      <text:p text:style-name="acode"><text:s text:c="2"/>@user = users(:two) </text:p>
      <text:p text:style-name="acode"><text:s text:c="2"/>@user.password = "hihihi"</text:p>
      <text:p text:style-name="acode"><text:s text:c="2"/>@user.password_confirmation = "hihihi"</text:p>
      <text:p text:style-name="acode"><text:s text:c="2"/>refute @user.valid?</text:p>
      <text:p text:style-name="acode">end</text:p>
      <text:p text:style-name="acode"/>
      <text:p text:style-name="acode"><text:s text:c="2"/>test "email of existing user should be unique" do # this doesn't hit db</text:p>
      <text:p text:style-name="acode"><text:s text:c="4"/>user2 = users(:two)</text:p>
      <text:p text:style-name="acode"><text:s text:c="4"/>puts</text:p>
      <text:p text:style-name="acode"><text:s text:c="4"/>puts user2.email </text:p>
      <text:p text:style-name="acode"><text:s text:c="4"/>puts</text:p>
      <text:p text:style-name="acode"><text:s text:c="4"/>puts user2.name </text:p>
      <text:p text:style-name="acode"><text:s text:c="4"/>user2.email = "fake@fake.com"</text:p>
      <text:p text:style-name="acode"><text:s text:c="4"/>puts user2.email </text:p>
      <text:p text:style-name="acode"><text:s text:c="4"/>refute user2.valid?, "email unique"</text:p>
      <text:p text:style-name="acode"><text:s text:c="2"/>end </text:p>
      <text:p text:style-name="acode"/>
      <text:p text:style-name="acode"><text:s text:c="2"/>test "email of new user should be unique" do</text:p>
      <text:p text:style-name="acode"><text:s text:c="4"/>user1 = User.create(name: "Dummy1", email: "m@example.com")</text:p>
      <text:p text:style-name="acode"><text:s text:c="4"/>user2 = User.create(name: "Dummy2", email: "m@example.com")</text:p>
      <text:p text:style-name="acode"><text:s text:c="4"/>refute user2.valid?, "email unique"</text:p>
      <text:p text:style-name="acode"><text:s text:c="2"/>end</text:p>
      <text:p text:style-name="acode"/>
      <text:p text:style-name="acode"><text:s text:c="2"/>test "email should be email" do</text:p>
      <text:p text:style-name="acode"><text:s text:c="4"/>user = users(:one)</text:p>
      <text:p text:style-name="acode"><text:s text:c="4"/>user.email = "email"</text:p>
      <text:p text:style-name="acode"><text:s text:c="4"/>refute user.valid?, "email format valid"</text:p>
      <text:p text:style-name="acode"><text:s text:c="2"/>end </text:p>
      <text:p text:style-name="P1"><text:s text:c="2"/></text:p>
      <text:p text:style-name="acode"><text:s text:c="2"/>test "should have format of email address" do</text:p>
      <text:p text:style-name="acode"><text:s text:c="4"/>user = User.create(name: "Dummy", email: "example.com")</text:p>
      <text:p text:style-name="acode"><text:s text:c="4"/>refute_match(/\A[\w+\-.]+@[a-z\d\-.]+\.[a-z]+\z/i, user.email)</text:p>
      <text:p text:style-name="acode"><text:s text:c="2"/>end</text:p>
      <text:p text:style-name="P1"><text:s/></text:p>
      <text:p text:style-name="acode"><text:s text:c="2"/>test "should have format of email address2" do</text:p>
      <text:p text:style-name="acode"><text:s text:c="4"/>user1 = users(:one)</text:p>
      <text:p text:style-name="acode"><text:s text:c="4"/>user1.email = "email@lisa.org"</text:p>
      <text:p text:style-name="acode"><text:s text:c="4"/>assert_match(/\A[\w+\-.]+@[a-z\d\-.]+\.[a-z]+\z/i, user1.email)</text:p>
      <text:p text:style-name="acode"><text:s text:c="4"/>user2 = users(:one)</text:p>
      <text:p text:style-name="acode"><text:s text:c="4"/>user2.email = "email"</text:p>
      <text:p text:style-name="acode"><text:s text:c="4"/>refute_match(/\A[\w+\-.]+@[a-z\d\-.]+\.[a-z]+\z/i, user2.email)</text:p>
      <text:p text:style-name="acode"><text:s text:c="2"/>end</text:p>
      <text:p text:style-name="acode">end</text:p>
      <text:p text:style-name="P2"><text:s/></text:p>
      <text:h text:style-name="P115" text:outline-level="2"><text:bookmark-start text:name="__RefHeading__638_941404247"/>U<text:span text:style-name="T13">ser</text:span> <text:span text:style-name="T14">Controller</text:span> T<text:span text:style-name="T13">esting</text:span><text:bookmark-end text:name="__RefHeading__638_941404247"/></text:h>
      <text:p text:style-name="P57">Test each method.</text:p>
      <text:p text:style-name="P57"/>
      <text:p text:style-name="P58">Most tests will require signing in before running the test because the <text:span text:style-name="T3">method they're testing woul</text:span>d fail on the real site if the user were not logged in.</text:p>
      <text:p text:style-name="P24"/>
      <text:p text:style-name="P58">But what user is being signed in?</text:p>
      <text:p text:style-name="P58"/>
      <text:p text:style-name="P52"/>
      <text:p text:style-name="P48"/>
      <text:h text:style-name="P115" text:outline-level="2"><text:bookmark-start text:name="__RefHeading__640_941404247"/><text:span text:style-name="T15">Has_many</text:span> M<text:span text:style-name="T13">odel</text:span> T<text:span text:style-name="T13">esting - Books</text:span><text:bookmark-end text:name="__RefHeading__640_941404247"/></text:h>
      <text:p text:style-name="P48"/>
      <text:p text:style-name="P48"/>
      <text:p text:style-name="P48"/>
      <text:h text:style-name="P116" text:outline-level="2"><text:bookmark-start text:name="__RefHeading__642_941404247"/><text:span text:style-name="T15">Has_many</text:span> <text:span text:style-name="T15">Controller</text:span> T<text:span text:style-name="T13">esting - Books</text:span><text:bookmark-end text:name="__RefHeading__642_941404247"/></text:h>
      <text:p text:style-name="P49"/>
      <text:p text:style-name="P49"/>
      <text:h text:style-name="P117" text:outline-level="2"><text:bookmark-start text:name="__RefHeading__644_941404247"/>M<text:span text:style-name="T13">odel</text:span> T<text:span text:style-name="T13">esting For Other CrowdPublish.TV tables/scaffolds?</text:span><text:bookmark-end text:name="__RefHeading__644_941404247"/></text:h>
      <text:p text:style-name="P50"/>
      <text:p text:style-name="P2"/>
      <text:p text:style-name="P2"/>
      <text:h text:style-name="P117" text:outline-level="2"><text:bookmark-start text:name="__RefHeading__646_941404247"/><text:span text:style-name="T16">Controller</text:span> T<text:span text:style-name="T13">esting For Other CrowdPublish.TV tables/scaffolds?</text:span><text:bookmark-end text:name="__RefHeading__646_941404247"/></text:h>
      <text:p text:style-name="P50"/>
      <text:p text:style-name="P50"/>
      <text:h text:style-name="P118" text:outline-level="2"/>
      <text:h text:style-name="P118" text:outline-level="2"><text:bookmark-start text:name="__RefHeading__648_941404247"/><text:span text:style-name="T18">What Tests Is CrowdPublish.TV missing?</text:span><text:bookmark-end text:name="__RefHeading__648_941404247"/></text:h>
      <text:p text:style-name="P51"/>
      <text:p text:style-name="P50"/>
      <text:h text:style-name="Heading_20_1" text:outline-level="1"><text:bookmark-start text:name="__RefHeading__650_941404247"/>Let's get something useful going &amp; use TDD<text:bookmark-end text:name="__RefHeading__650_941404247"/></text:h>
      <text:p text:style-name="P54"><text:span text:style-name="T18">Now you're familiar with </text:span>What's going on in CrowdPublish.TV code</text:p>
      <text:p text:style-name="P54"/>
      <text:p text:style-name="P54"/>
      <text:h text:style-name="Heading_20_2" text:outline-level="2"><text:bookmark-start text:name="__RefHeading__652_941404247"/>GitHub<text:bookmark-end text:name="__RefHeading__652_941404247"/></text:h>
      <text:p text:style-name="P42"><text:tab/><text:span text:style-name="T10">Pick something from Issues on GitHub &amp; see what you can do</text:span></text:p>
      <text:p text:style-name="P42"/>
      <text:h text:style-name="P119" text:outline-level="2"><text:bookmark-start text:name="__RefHeading__654_941404247"/>Low-Hanging Fruit<text:bookmark-end text:name="__RefHeading__654_941404247"/></text:h>
      <text:p text:style-name="P55">Anything that merely requires adding scaffolding</text:p>
      <text:p text:style-name="P42"/>
      <text:h text:style-name="P122" text:outline-level="3">Fixtures</text:h>
      <text:p text:style-name="P99"><text:span text:style-name="T22">What is this users(:one)?</text:span></text:p>
      <text:p text:style-name="P99"/>
      <text:p text:style-name="P99">There are gems to create lots of fixtures, but we'll just work with the simple files we have now.</text:p>
      <text:p text:style-name="P99"/>
      <text:p text:style-name="P47"/>
      <text:p text:style-name="P42"/>
      <text:h text:style-name="Heading_20_1" text:outline-level="1"><text:bookmark-start text:name="__RefHeading__658_941404247"/>Now for theory – models, controllers<text:bookmark-end text:name="__RefHeading__658_941404247"/></text:h>
      <text:p text:style-name="P44">let's get more complicated/understand what we're doing instead of just doing, <text:span text:style-name="T11">thus write tests faster and make fewer mistakes</text:span></text:p>
      <text:p text:style-name="P42"/>
      <text:p text:style-name="P54"/>
      <text:h text:style-name="P114" text:outline-level="1"><text:bookmark-start text:name="__RefHeading__660_941404247"/><text:span text:style-name="T17">Integration Testing</text:span> <text:bookmark-end text:name="__RefHeading__660_941404247"/></text:h>
      <text:p text:style-name="P42"/>
      <text:p text:style-name="P42"/>
      <text:p text:style-name="P42"/>
      <text:h text:style-name="Heading_20_1" text:outline-level="1"><text:bookmark-start text:name="__RefHeading__664_941404247"/><text:span text:style-name="T16">Look at the code to understand what Ruby is doing when you run a test</text:span><text:bookmark-end text:name="__RefHeading__664_941404247"/></text:h>
      <text:p text:style-name="P42"/>
      <text:p text:style-name="P42"><text:span text:style-name="T16">Get even more in-depth, </text:span></text:p>
      <text:p text:style-name="P42"/>
      <text:p text:style-name="P15">Assertions code</text:p>
      <text:p text:style-name="P15">http://docs.seattlerb.org/minitest/Minitest/Assertions.html </text:p>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officeooo:rsid="001899ef"/>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acode" style:family="paragraph" style:parent-style-name="Standard" style:class="text">
      <style:text-properties style:font-name="Courier 10 Pitch" fo:font-family="'Courier 10 Pitch'" style:font-pitch="fixed" officeooo:rsid="001899ef"/>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10:21:57.002107896</meta:creation-date>
    <dc:date>2015-10-21T22:35:34.105460629</dc:date>
    <meta:editing-duration>P14DT10H41M25S</meta:editing-duration>
    <meta:editing-cycles>98</meta:editing-cycles>
    <meta:generator>LibreOffice/4.2.8.2$Linux_X86_64 LibreOffice_project/420m0$Build-2</meta:generator>
    <meta:document-statistic meta:table-count="0" meta:image-count="0" meta:object-count="0" meta:page-count="1" meta:paragraph-count="266" meta:word-count="5140" meta:character-count="31864" meta:non-whitespace-character-count="26656"/>
  </office:meta>
</office:document-meta>
</file>